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6mm"/>
    </style:style>
    <style:style style:name="co3" style:family="table-column">
      <style:table-column-properties fo:break-before="auto" style:column-width="60.62mm"/>
    </style:style>
    <style:style style:name="ro1" style:family="table-row">
      <style:table-row-properties style:row-height="4.52mm" fo:break-before="auto" style:use-optimal-row-height="true"/>
    </style:style>
    <style:style style:name="ro2" style:family="table-row">
      <style:table-row-properties style:row-height="16.23mm" fo:break-before="auto" style:use-optimal-row-height="true"/>
    </style:style>
    <style:style style:name="ro3" style:family="table-row">
      <style:table-row-properties style:row-height="8.64mm" fo:break-before="auto" style:use-optimal-row-height="true"/>
    </style:style>
    <style:style style:name="ro4" style:family="table-row">
      <style:table-row-properties style:row-height="4.59mm" fo:break-before="auto" style:use-optimal-row-height="true"/>
    </style:style>
    <style:style style:name="ro5" style:family="table-row">
      <style:table-row-properties style:row-height="31.84mm" fo:break-before="auto" style:use-optimal-row-height="true"/>
    </style:style>
    <style:style style:name="ro6" style:family="table-row">
      <style:table-row-properties style:row-height="35.72mm" fo:break-before="auto" style:use-optimal-row-height="true"/>
    </style:style>
    <style:style style:name="ro7" style:family="table-row">
      <style:table-row-properties style:row-height="12.3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hrink-to-fit="true"/>
      <style:text-properties fo:hyphenate="false"/>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hyphenate="false"/>
    </style:style>
    <style:style style:name="ce4"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alculations" table:style-name="ta1">
        <table:table-column table:style-name="co1" table:number-columns-repeated="15" table:default-cell-style-name="Default"/>
        <table:table-row table:style-name="ro1">
          <table:table-cell office:value-type="string" calcext:value-type="string">
            <text:p>Calculations</text:p>
          </table:table-cell>
          <table:table-cell table:number-columns-repeated="14"/>
        </table:table-row>
        <table:table-row table:style-name="ro1">
          <table:table-cell table:number-columns-repeated="15"/>
        </table:table-row>
        <table:table-row table:style-name="ro2">
          <table:table-cell table:style-name="ce1" office:value-type="string" calcext:value-type="string">
            <text:p>Number of months savings</text:p>
          </table:table-cell>
          <table:table-cell table:style-name="ce2" office:value-type="string" calcext:value-type="string">
            <text:p>Savings at start of month ISK</text:p>
          </table:table-cell>
          <table:table-cell table:style-name="ce2" office:value-type="string" calcext:value-type="string">
            <text:p>Yearly tax ISK</text:p>
          </table:table-cell>
          <table:table-cell table:style-name="ce2" office:value-type="string" calcext:value-type="string">
            <text:p>Savings at start of month LV</text:p>
          </table:table-cell>
          <table:table-cell table:style-name="ce2" office:value-type="string" calcext:value-type="string">
            <text:p>Yearly tax LV</text:p>
          </table:table-cell>
          <table:table-cell table:style-name="ce2" office:value-type="string" calcext:value-type="string">
            <text:p>Absolute diff</text:p>
          </table:table-cell>
          <table:table-cell table:style-name="ce2" office:value-type="string" calcext:value-type="string">
            <text:p>Relative diff</text:p>
          </table:table-cell>
          <table:table-cell table:style-name="ce1" office:value-type="string" calcext:value-type="string">
            <text:p>Absolute diff LV-ISK per cumulative month</text:p>
          </table:table-cell>
          <table:table-cell table:style-name="ce1" office:value-type="string" calcext:value-type="string">
            <text:p>Expected liquid savings ISK</text:p>
          </table:table-cell>
          <table:table-cell table:style-name="ce3" office:value-type="string" calcext:value-type="string">
            <text:p>Expected liquid savings LV</text:p>
          </table:table-cell>
          <table:table-cell table:style-name="ce3" table:number-columns-repeated="5"/>
        </table:table-row>
        <table:table-row table:style-name="ro1">
          <table:table-cell table:number-columns-repeated="10" office:value-type="float" office:value="0" calcext:value-type="float">
            <text:p>0</text:p>
          </table:table-cell>
          <table:table-cell table:number-columns-repeated="5"/>
        </table:table-row>
        <table:table-row table:style-name="ro1">
          <table:table-cell office:value-type="float" office:value="1" calcext:value-type="float">
            <text:p>1</text:p>
          </table:table-cell>
          <table:table-cell table:formula="of:=[$Parameters.$B$4]" office:value-type="float" office:value="1000" calcext:value-type="float">
            <text:p>1000</text:p>
          </table:table-cell>
          <table:table-cell table:formula="of:=[.$B5]/4*(1+[$Parameters.$C$4])*[$Parameters.$D$4]" office:value-type="float" office:value="93.6" calcext:value-type="float">
            <text:p>93.6</text:p>
          </table:table-cell>
          <table:table-cell table:formula="of:=[$Parameters.$B$4]" office:value-type="float" office:value="1000" calcext:value-type="float">
            <text:p>1000</text:p>
          </table:table-cell>
          <table:table-cell office:value-type="float" office:value="0" calcext:value-type="float">
            <text:p>0</text:p>
          </table:table-cell>
          <table:table-cell table:formula="of:=[.$D5]-[.$B5]" office:value-type="float" office:value="0" calcext:value-type="float">
            <text:p>0</text:p>
          </table:table-cell>
          <table:table-cell table:formula="of:=[.$F5]/[.$B5]" office:value-type="float" office:value="0" calcext:value-type="float">
            <text:p>0</text:p>
          </table:table-cell>
          <table:table-cell table:formula="of:=[.$F5]/[.$A5]" office:value-type="float" office:value="0" calcext:value-type="float">
            <text:p>0</text:p>
          </table:table-cell>
          <table:table-cell table:number-columns-repeated="7"/>
        </table:table-row>
        <table:table-row table:style-name="ro1">
          <table:table-cell office:value-type="float" office:value="2" calcext:value-type="float">
            <text:p>2</text:p>
          </table:table-cell>
          <table:table-cell table:formula="of:=([.$B5]-[.$C5])*POWER(1+[$Parameters.$E$4];1/12)+[$Parameters.$B$4]" office:value-type="float" office:value="1910.0927857975" calcext:value-type="float">
            <text:p>1910.0927857975</text:p>
          </table:table-cell>
          <table:table-cell table:formula="of:=IF(MOD([.$A17];12)=1; 0; 0)" office:value-type="float" office:value="0" calcext:value-type="float">
            <text:p>0</text:p>
          </table:table-cell>
          <table:table-cell table:formula="of:=([.$D5]-[.$E5])*POWER(1+[$Parameters.$E$4];1/12)+[$Parameters.$B$4]" office:value-type="float" office:value="2004.07412378365" calcext:value-type="float">
            <text:p>2004.07412378365</text:p>
          </table:table-cell>
          <table:table-cell office:value-type="float" office:value="0" calcext:value-type="float">
            <text:p>0</text:p>
          </table:table-cell>
          <table:table-cell table:formula="of:=[.$D6]-[.$B6]" office:value-type="float" office:value="93.9813379861494" calcext:value-type="float">
            <text:p>93.9813379861494</text:p>
          </table:table-cell>
          <table:table-cell table:formula="of:=[.$F6]/[.$B6]" office:value-type="float" office:value="0.049202498792178" calcext:value-type="float">
            <text:p>0.049202498792178</text:p>
          </table:table-cell>
          <table:table-cell table:formula="of:=[.$F6]/[.$A6]" office:value-type="float" office:value="46.9906689930747" calcext:value-type="float">
            <text:p>46.9906689930747</text:p>
          </table:table-cell>
          <table:table-cell table:number-columns-repeated="7"/>
        </table:table-row>
        <table:table-row table:style-name="ro1">
          <table:table-cell office:value-type="float" office:value="3" calcext:value-type="float">
            <text:p>3</text:p>
          </table:table-cell>
          <table:table-cell table:formula="of:=([.$B6]-[.$C6])*POWER(1+[$Parameters.$E$4];1/12)+[$Parameters.$B$4]" office:value-type="float" office:value="2917.87474024509" calcext:value-type="float">
            <text:p>2917.87474024509</text:p>
          </table:table-cell>
          <table:table-cell table:formula="of:=IF(MOD([.$A18];12)=1; 0; 0)" office:value-type="float" office:value="0" calcext:value-type="float">
            <text:p>0</text:p>
          </table:table-cell>
          <table:table-cell table:formula="of:=([.$D6]-[.$E6])*POWER(1+[$Parameters.$E$4];1/12)+[$Parameters.$B$4]" office:value-type="float" office:value="3012.23896983555" calcext:value-type="float">
            <text:p>3012.23896983555</text:p>
          </table:table-cell>
          <table:table-cell office:value-type="float" office:value="0" calcext:value-type="float">
            <text:p>0</text:p>
          </table:table-cell>
          <table:table-cell table:formula="of:=[.$D7]-[.$B7]" office:value-type="float" office:value="94.3642295904574" calcext:value-type="float">
            <text:p>94.3642295904574</text:p>
          </table:table-cell>
          <table:table-cell table:formula="of:=[.$F7]/[.$B7]" office:value-type="float" office:value="0.0323400550026802" calcext:value-type="float">
            <text:p>0.03234005500268</text:p>
          </table:table-cell>
          <table:table-cell table:formula="of:=[.$F7]/[.$A7]" office:value-type="float" office:value="31.4547431968191" calcext:value-type="float">
            <text:p>31.4547431968191</text:p>
          </table:table-cell>
          <table:table-cell table:number-columns-repeated="7"/>
        </table:table-row>
        <table:table-row table:style-name="ro1">
          <table:table-cell office:value-type="float" office:value="4" calcext:value-type="float">
            <text:p>4</text:p>
          </table:table-cell>
          <table:table-cell table:formula="of:=([.$B7]-[.$C7])*POWER(1+[$Parameters.$E$4];1/12)+[$Parameters.$B$4]" office:value-type="float" office:value="3929.76252312203" calcext:value-type="float">
            <text:p>3929.76252312203</text:p>
          </table:table-cell>
          <table:table-cell table:formula="of:=IF(MOD([.$A19];12)=1; 0; 0)" office:value-type="float" office:value="0" calcext:value-type="float">
            <text:p>0</text:p>
          </table:table-cell>
          <table:table-cell table:formula="of:=([.$D7]-[.$E7])*POWER(1+[$Parameters.$E$4];1/12)+[$Parameters.$B$4]" office:value-type="float" office:value="4024.51120426459" calcext:value-type="float">
            <text:p>4024.51120426459</text:p>
          </table:table-cell>
          <table:table-cell office:value-type="float" office:value="0" calcext:value-type="float">
            <text:p>0</text:p>
          </table:table-cell>
          <table:table-cell table:formula="of:=[.$D8]-[.$B8]" office:value-type="float" office:value="94.7486811425579" calcext:value-type="float">
            <text:p>94.7486811425579</text:p>
          </table:table-cell>
          <table:table-cell table:formula="of:=[.$F8]/[.$B8]" office:value-type="float" office:value="0.0241105360909402" calcext:value-type="float">
            <text:p>0.02411053609094</text:p>
          </table:table-cell>
          <table:table-cell table:formula="of:=[.$F8]/[.$A8]" office:value-type="float" office:value="23.6871702856395" calcext:value-type="float">
            <text:p>23.6871702856395</text:p>
          </table:table-cell>
          <table:table-cell table:number-columns-repeated="7"/>
        </table:table-row>
        <table:table-row table:style-name="ro1">
          <table:table-cell office:value-type="float" office:value="5" calcext:value-type="float">
            <text:p>5</text:p>
          </table:table-cell>
          <table:table-cell table:formula="of:=([.$B8]-[.$C8])*POWER(1+[$Parameters.$E$4];1/12)+[$Parameters.$B$4]" office:value-type="float" office:value="4945.77286208157" calcext:value-type="float">
            <text:p>4945.77286208157</text:p>
          </table:table-cell>
          <table:table-cell table:formula="of:=IF(MOD([.$A20];12)=1; 0; 0)" office:value-type="float" office:value="0" calcext:value-type="float">
            <text:p>0</text:p>
          </table:table-cell>
          <table:table-cell table:formula="of:=([.$D8]-[.$E8])*POWER(1+[$Parameters.$E$4];1/12)+[$Parameters.$B$4]" office:value-type="float" office:value="5040.90756107944" calcext:value-type="float">
            <text:p>5040.90756107944</text:p>
          </table:table-cell>
          <table:table-cell office:value-type="float" office:value="0" calcext:value-type="float">
            <text:p>0</text:p>
          </table:table-cell>
          <table:table-cell table:formula="of:=[.$D9]-[.$B9]" office:value-type="float" office:value="95.1346989978702" calcext:value-type="float">
            <text:p>95.1346989978702</text:p>
          </table:table-cell>
          <table:table-cell table:formula="of:=[.$F9]/[.$B9]" office:value-type="float" office:value="0.0192355576470671" calcext:value-type="float">
            <text:p>0.019235557647067</text:p>
          </table:table-cell>
          <table:table-cell table:formula="of:=[.$F9]/[.$A9]" office:value-type="float" office:value="19.026939799574" calcext:value-type="float">
            <text:p>19.026939799574</text:p>
          </table:table-cell>
          <table:table-cell table:number-columns-repeated="7"/>
        </table:table-row>
        <table:table-row table:style-name="ro1">
          <table:table-cell office:value-type="float" office:value="6" calcext:value-type="float">
            <text:p>6</text:p>
          </table:table-cell>
          <table:table-cell table:formula="of:=([.$B9]-[.$C9])*POWER(1+[$Parameters.$E$4];1/12)+[$Parameters.$B$4]" office:value-type="float" office:value="5965.9225529275" calcext:value-type="float">
            <text:p>5965.9225529275</text:p>
          </table:table-cell>
          <table:table-cell table:formula="of:=IF(MOD([.$A21];12)=1; 0; 0)" office:value-type="float" office:value="0" calcext:value-type="float">
            <text:p>0</text:p>
          </table:table-cell>
          <table:table-cell table:formula="of:=([.$D9]-[.$E9])*POWER(1+[$Parameters.$E$4];1/12)+[$Parameters.$B$4]" office:value-type="float" office:value="6061.44484246521" calcext:value-type="float">
            <text:p>6061.44484246521</text:p>
          </table:table-cell>
          <table:table-cell office:value-type="float" office:value="0" calcext:value-type="float">
            <text:p>0</text:p>
          </table:table-cell>
          <table:table-cell table:formula="of:=[.$D10]-[.$B10]" office:value-type="float" office:value="95.5222895377074" calcext:value-type="float">
            <text:p>95.5222895377074</text:p>
          </table:table-cell>
          <table:table-cell table:formula="of:=[.$F10]/[.$B10]" office:value-type="float" office:value="0.0160113190693088" calcext:value-type="float">
            <text:p>0.016011319069309</text:p>
          </table:table-cell>
          <table:table-cell table:formula="of:=[.$F10]/[.$A10]" office:value-type="float" office:value="15.9203815896179" calcext:value-type="float">
            <text:p>15.9203815896179</text:p>
          </table:table-cell>
          <table:table-cell table:number-columns-repeated="7"/>
        </table:table-row>
        <table:table-row table:style-name="ro1">
          <table:table-cell office:value-type="float" office:value="7" calcext:value-type="float">
            <text:p>7</text:p>
          </table:table-cell>
          <table:table-cell table:formula="of:=([.$B10]-[.$C10])*POWER(1+[$Parameters.$E$4];1/12)+[$Parameters.$B$4]" office:value-type="float" office:value="6990.22845989179" calcext:value-type="float">
            <text:p>6990.22845989179</text:p>
          </table:table-cell>
          <table:table-cell table:formula="of:=IF(MOD([.$A22];12)=1; 0; 0)" office:value-type="float" office:value="0" calcext:value-type="float">
            <text:p>0</text:p>
          </table:table-cell>
          <table:table-cell table:formula="of:=([.$D10]-[.$E10])*POWER(1+[$Parameters.$E$4];1/12)+[$Parameters.$B$4]" office:value-type="float" office:value="7086.13991906117" calcext:value-type="float">
            <text:p>7086.13991906117</text:p>
          </table:table-cell>
          <table:table-cell office:value-type="float" office:value="0" calcext:value-type="float">
            <text:p>0</text:p>
          </table:table-cell>
          <table:table-cell table:formula="of:=[.$D11]-[.$B11]" office:value-type="float" office:value="95.9114591693815" calcext:value-type="float">
            <text:p>95.9114591693815</text:p>
          </table:table-cell>
          <table:table-cell table:formula="of:=[.$F11]/[.$B11]" office:value-type="float" office:value="0.0137207903460807" calcext:value-type="float">
            <text:p>0.013720790346081</text:p>
          </table:table-cell>
          <table:table-cell table:formula="of:=[.$F11]/[.$A11]" office:value-type="float" office:value="13.7016370241974" calcext:value-type="float">
            <text:p>13.7016370241974</text:p>
          </table:table-cell>
          <table:table-cell table:number-columns-repeated="7"/>
        </table:table-row>
        <table:table-row table:style-name="ro1">
          <table:table-cell office:value-type="float" office:value="8" calcext:value-type="float">
            <text:p>8</text:p>
          </table:table-cell>
          <table:table-cell table:formula="of:=([.$B11]-[.$C11])*POWER(1+[$Parameters.$E$4];1/12)+[$Parameters.$B$4]" office:value-type="float" office:value="8018.70751591337" calcext:value-type="float">
            <text:p>8018.70751591337</text:p>
          </table:table-cell>
          <table:table-cell table:formula="of:=IF(MOD([.$A23];12)=1; 0; 0)" office:value-type="float" office:value="0" calcext:value-type="float">
            <text:p>0</text:p>
          </table:table-cell>
          <table:table-cell table:formula="of:=([.$D11]-[.$E11])*POWER(1+[$Parameters.$E$4];1/12)+[$Parameters.$B$4]" office:value-type="float" office:value="8115.00973023968" calcext:value-type="float">
            <text:p>8115.00973023968</text:p>
          </table:table-cell>
          <table:table-cell office:value-type="float" office:value="0" calcext:value-type="float">
            <text:p>0</text:p>
          </table:table-cell>
          <table:table-cell table:formula="of:=[.$D12]-[.$B12]" office:value-type="float" office:value="96.3022143263079" calcext:value-type="float">
            <text:p>96.3022143263079</text:p>
          </table:table-cell>
          <table:table-cell table:formula="of:=[.$F12]/[.$B12]" office:value-type="float" office:value="0.0120096928507734" calcext:value-type="float">
            <text:p>0.012009692850774</text:p>
          </table:table-cell>
          <table:table-cell table:formula="of:=[.$F12]/[.$A12]" office:value-type="float" office:value="12.0377767907885" calcext:value-type="float">
            <text:p>12.0377767907885</text:p>
          </table:table-cell>
          <table:table-cell table:number-columns-repeated="7"/>
        </table:table-row>
        <table:table-row table:style-name="ro1">
          <table:table-cell office:value-type="float" office:value="9" calcext:value-type="float">
            <text:p>9</text:p>
          </table:table-cell>
          <table:table-cell table:formula="of:=([.$B12]-[.$C12])*POWER(1+[$Parameters.$E$4];1/12)+[$Parameters.$B$4]" office:value-type="float" office:value="9051.37672291807" calcext:value-type="float">
            <text:p>9051.37672291807</text:p>
          </table:table-cell>
          <table:table-cell table:formula="of:=IF(MOD([.$A24];12)=1; 0; 0)" office:value-type="float" office:value="0" calcext:value-type="float">
            <text:p>0</text:p>
          </table:table-cell>
          <table:table-cell table:formula="of:=([.$D12]-[.$E12])*POWER(1+[$Parameters.$E$4];1/12)+[$Parameters.$B$4]" office:value-type="float" office:value="9148.07128438618" calcext:value-type="float">
            <text:p>9148.07128438618</text:p>
          </table:table-cell>
          <table:table-cell office:value-type="float" office:value="0" calcext:value-type="float">
            <text:p>0</text:p>
          </table:table-cell>
          <table:table-cell table:formula="of:=[.$D13]-[.$B13]" office:value-type="float" office:value="96.6945614681135" calcext:value-type="float">
            <text:p>96.6945614681135</text:p>
          </table:table-cell>
          <table:table-cell table:formula="of:=[.$F13]/[.$B13]" office:value-type="float" office:value="0.0106828568104212" calcext:value-type="float">
            <text:p>0.010682856810421</text:p>
          </table:table-cell>
          <table:table-cell table:formula="of:=[.$F13]/[.$A13]" office:value-type="float" office:value="10.7438401631237" calcext:value-type="float">
            <text:p>10.7438401631237</text:p>
          </table:table-cell>
          <table:table-cell table:number-columns-repeated="7"/>
        </table:table-row>
        <table:table-row table:style-name="ro1">
          <table:table-cell office:value-type="float" office:value="10" calcext:value-type="float">
            <text:p>10</text:p>
          </table:table-cell>
          <table:table-cell table:formula="of:=([.$B13]-[.$C13])*POWER(1+[$Parameters.$E$4];1/12)+[$Parameters.$B$4]" office:value-type="float" office:value="10088.2531520997" calcext:value-type="float">
            <text:p>10088.2531520997</text:p>
          </table:table-cell>
          <table:table-cell table:formula="of:=IF(MOD([.$A25];12)=1; 0; 0)" office:value-type="float" office:value="0" calcext:value-type="float">
            <text:p>0</text:p>
          </table:table-cell>
          <table:table-cell table:formula="of:=([.$D13]-[.$E13])*POWER(1+[$Parameters.$E$4];1/12)+[$Parameters.$B$4]" office:value-type="float" office:value="10185.3416591804" calcext:value-type="float">
            <text:p>10185.3416591804</text:p>
          </table:table-cell>
          <table:table-cell office:value-type="float" office:value="0" calcext:value-type="float">
            <text:p>0</text:p>
          </table:table-cell>
          <table:table-cell table:formula="of:=[.$D14]-[.$B14]" office:value-type="float" office:value="97.0885070807399" calcext:value-type="float">
            <text:p>97.0885070807399</text:p>
          </table:table-cell>
          <table:table-cell table:formula="of:=[.$F14]/[.$B14]" office:value-type="float" office:value="0.00962391661043248" calcext:value-type="float">
            <text:p>0.009623916610432</text:p>
          </table:table-cell>
          <table:table-cell table:formula="of:=[.$F14]/[.$A14]" office:value-type="float" office:value="9.70885070807399" calcext:value-type="float">
            <text:p>9.70885070807399</text:p>
          </table:table-cell>
          <table:table-cell table:number-columns-repeated="7"/>
        </table:table-row>
        <table:table-row table:style-name="ro1">
          <table:table-cell office:value-type="float" office:value="11" calcext:value-type="float">
            <text:p>11</text:p>
          </table:table-cell>
          <table:table-cell table:formula="of:=([.$B14]-[.$C14])*POWER(1+[$Parameters.$E$4];1/12)+[$Parameters.$B$4]" office:value-type="float" office:value="11129.3539442021" calcext:value-type="float">
            <text:p>11129.3539442021</text:p>
          </table:table-cell>
          <table:table-cell table:formula="of:=IF(MOD([.$A26];12)=1; 0; 0)" office:value-type="float" office:value="0" calcext:value-type="float">
            <text:p>0</text:p>
          </table:table-cell>
          <table:table-cell table:formula="of:=([.$D14]-[.$E14])*POWER(1+[$Parameters.$E$4];1/12)+[$Parameters.$B$4]" office:value-type="float" office:value="11226.8380018787" calcext:value-type="float">
            <text:p>11226.8380018787</text:p>
          </table:table-cell>
          <table:table-cell office:value-type="float" office:value="0" calcext:value-type="float">
            <text:p>0</text:p>
          </table:table-cell>
          <table:table-cell table:formula="of:=[.$D15]-[.$B15]" office:value-type="float" office:value="97.4840576765582" calcext:value-type="float">
            <text:p>97.4840576765582</text:p>
          </table:table-cell>
          <table:table-cell table:formula="of:=[.$F15]/[.$B15]" office:value-type="float" office:value="0.00875918388122996" calcext:value-type="float">
            <text:p>0.00875918388123</text:p>
          </table:table-cell>
          <table:table-cell table:formula="of:=[.$F15]/[.$A15]" office:value-type="float" office:value="8.86218706150529" calcext:value-type="float">
            <text:p>8.86218706150529</text:p>
          </table:table-cell>
          <table:table-cell table:number-columns-repeated="7"/>
        </table:table-row>
        <table:table-row table:style-name="ro1">
          <table:table-cell office:value-type="float" office:value="12" calcext:value-type="float">
            <text:p>12</text:p>
          </table:table-cell>
          <table:table-cell table:formula="of:=([.$B15]-[.$C15])*POWER(1+[$Parameters.$E$4];1/12)+[$Parameters.$B$4]" office:value-type="float" office:value="12174.6963098028" calcext:value-type="float">
            <text:p>12174.6963098028</text:p>
          </table:table-cell>
          <table:table-cell table:formula="of:=IF(MOD([.$A27];12)=1; 0; 0)" office:value-type="float" office:value="0" calcext:value-type="float">
            <text:p>0</text:p>
          </table:table-cell>
          <table:table-cell table:formula="of:=([.$D15]-[.$E15])*POWER(1+[$Parameters.$E$4];1/12)+[$Parameters.$B$4]" office:value-type="float" office:value="12272.5775295973" calcext:value-type="float">
            <text:p>12272.5775295973</text:p>
          </table:table-cell>
          <table:table-cell office:value-type="float" office:value="0" calcext:value-type="float">
            <text:p>0</text:p>
          </table:table-cell>
          <table:table-cell table:formula="of:=[.$D16]-[.$B16]" office:value-type="float" office:value="97.8812197944644" calcext:value-type="float">
            <text:p>97.8812197944644</text:p>
          </table:table-cell>
          <table:table-cell table:formula="of:=[.$F16]/[.$B16]" office:value-type="float" office:value="0.00803972578072871" calcext:value-type="float">
            <text:p>0.008039725780729</text:p>
          </table:table-cell>
          <table:table-cell table:formula="of:=[.$F16]/[.$A16]" office:value-type="float" office:value="8.15676831620537" calcext:value-type="float">
            <text:p>8.15676831620537</text:p>
          </table:table-cell>
          <table:table-cell table:number-columns-repeated="7"/>
        </table:table-row>
        <table:table-row table:style-name="ro1">
          <table:table-cell office:value-type="float" office:value="13" calcext:value-type="float">
            <text:p>13</text:p>
          </table:table-cell>
          <table:table-cell table:formula="of:=([.$B16]-[.$C16])*POWER(1+[$Parameters.$E$4];1/12)+[$Parameters.$B$4]" office:value-type="float" office:value="13224.2975295973" calcext:value-type="float">
            <text:p>13224.2975295973</text:p>
          </table:table-cell>
          <table:table-cell table:formula="of:=IF(MOD([.$A17];12)=1; ([.$B5]+[.$B8]+[.$B11]+[.$B14])/4*(1+[$Parameters.$C$4])*[$Parameters.$D$4])" office:value-type="float" office:value="2059.97165104662" calcext:value-type="float">
            <text:p>2059.97165104662</text:p>
          </table:table-cell>
          <table:table-cell table:formula="of:=([.$D16]-[.$E16])*POWER(1+[$Parameters.$E$4];1/12)+[$Parameters.$B$4]" office:value-type="float" office:value="13322.5775295973" calcext:value-type="float">
            <text:p>13322.5775295973</text:p>
          </table:table-cell>
          <table:table-cell office:value-type="float" office:value="0" calcext:value-type="float">
            <text:p>0</text:p>
          </table:table-cell>
          <table:table-cell table:formula="of:=[.$D17]-[.$B17]" office:value-type="float" office:value="98.2800000000007" calcext:value-type="float">
            <text:p>98.2800000000007</text:p>
          </table:table-cell>
          <table:table-cell table:formula="of:=[.$F17]/[.$B17]" office:value-type="float" office:value="0.00743177471469016" calcext:value-type="float">
            <text:p>0.00743177471469</text:p>
          </table:table-cell>
          <table:table-cell table:formula="of:=[.$F17]/[.$A17]" office:value-type="float" office:value="7.56000000000005" calcext:value-type="float">
            <text:p>7.56000000000005</text:p>
          </table:table-cell>
          <table:table-cell table:number-columns-repeated="7"/>
        </table:table-row>
        <table:table-row table:style-name="ro1">
          <table:table-cell office:value-type="float" office:value="14" calcext:value-type="float">
            <text:p>14</text:p>
          </table:table-cell>
          <table:table-cell table:formula="of:=([.$B17]-[.$C17])*POWER(1+[$Parameters.$E$4];1/12)+[$Parameters.$B$4]" office:value-type="float" office:value="12209.8107241409" calcext:value-type="float">
            <text:p>12209.8107241409</text:p>
          </table:table-cell>
          <table:table-cell table:formula="of:=IF(MOD([.$A18];12)=1; ([.$B6]+[.$B9]+[.$B12]+[.$B15])/4*(1+[$Parameters.$C$4])*[$Parameters.$D$4])" office:value-type="float" office:value="0" calcext:value-type="float">
            <text:p>0</text:p>
          </table:table-cell>
          <table:table-cell table:formula="of:=([.$D17]-[.$E17])*POWER(1+[$Parameters.$E$4];1/12)+[$Parameters.$B$4]" office:value-type="float" office:value="14376.8553595701" calcext:value-type="float">
            <text:p>14376.8553595701</text:p>
          </table:table-cell>
          <table:table-cell office:value-type="float" office:value="0" calcext:value-type="float">
            <text:p>0</text:p>
          </table:table-cell>
          <table:table-cell table:formula="of:=[.$D18]-[.$B18]" office:value-type="float" office:value="2167.04463542925" calcext:value-type="float">
            <text:p>2167.04463542925</text:p>
          </table:table-cell>
          <table:table-cell table:formula="of:=[.$F18]/[.$B18]" office:value-type="float" office:value="0.177483884426204" calcext:value-type="float">
            <text:p>0.177483884426204</text:p>
          </table:table-cell>
          <table:table-cell table:formula="of:=[.$F18]/[.$A18]" office:value-type="float" office:value="154.788902530661" calcext:value-type="float">
            <text:p>154.788902530661</text:p>
          </table:table-cell>
          <table:table-cell table:number-columns-repeated="7"/>
        </table:table-row>
        <table:table-row table:style-name="ro1">
          <table:table-cell office:value-type="float" office:value="15" calcext:value-type="float">
            <text:p>15</text:p>
          </table:table-cell>
          <table:table-cell table:formula="of:=([.$B18]-[.$C18])*POWER(1+[$Parameters.$E$4];1/12)+[$Parameters.$B$4]" office:value-type="float" office:value="13259.5550044059" calcext:value-type="float">
            <text:p>13259.5550044059</text:p>
          </table:table-cell>
          <table:table-cell table:formula="of:=IF(MOD([.$A19];12)=1; ([.$B7]+[.$B10]+[.$B13]+[.$B16])/4*(1+[$Parameters.$C$4])*[$Parameters.$D$4])" office:value-type="float" office:value="0" calcext:value-type="float">
            <text:p>0</text:p>
          </table:table-cell>
          <table:table-cell table:formula="of:=([.$D18]-[.$E18])*POWER(1+[$Parameters.$E$4];1/12)+[$Parameters.$B$4]" office:value-type="float" office:value="15435.4284479246" calcext:value-type="float">
            <text:p>15435.4284479246</text:p>
          </table:table-cell>
          <table:table-cell office:value-type="float" office:value="0" calcext:value-type="float">
            <text:p>0</text:p>
          </table:table-cell>
          <table:table-cell table:formula="of:=[.$D19]-[.$B19]" office:value-type="float" office:value="2175.87344351868" calcext:value-type="float">
            <text:p>2175.87344351868</text:p>
          </table:table-cell>
          <table:table-cell table:formula="of:=[.$F19]/[.$B19]" office:value-type="float" office:value="0.164098526895938" calcext:value-type="float">
            <text:p>0.164098526895938</text:p>
          </table:table-cell>
          <table:table-cell table:formula="of:=[.$F19]/[.$A19]" office:value-type="float" office:value="145.058229567912" calcext:value-type="float">
            <text:p>145.058229567912</text:p>
          </table:table-cell>
          <table:table-cell table:number-columns-repeated="7"/>
        </table:table-row>
        <table:table-row table:style-name="ro1">
          <table:table-cell office:value-type="float" office:value="16" calcext:value-type="float">
            <text:p>16</text:p>
          </table:table-cell>
          <table:table-cell table:formula="of:=([.$B19]-[.$C19])*POWER(1+[$Parameters.$E$4];1/12)+[$Parameters.$B$4]" office:value-type="float" office:value="14313.57607281" calcext:value-type="float">
            <text:p>14313.57607281</text:p>
          </table:table-cell>
          <table:table-cell table:formula="of:=IF(MOD([.$A20];12)=1; ([.$B8]+[.$B11]+[.$B14]+[.$B17])/4*(1+[$Parameters.$C$4])*[$Parameters.$D$4])" office:value-type="float" office:value="0" calcext:value-type="float">
            <text:p>0</text:p>
          </table:table-cell>
          <table:table-cell table:formula="of:=([.$D19]-[.$E19])*POWER(1+[$Parameters.$E$4];1/12)+[$Parameters.$B$4]" office:value-type="float" office:value="16498.3142940751" calcext:value-type="float">
            <text:p>16498.3142940751</text:p>
          </table:table-cell>
          <table:table-cell office:value-type="float" office:value="0" calcext:value-type="float">
            <text:p>0</text:p>
          </table:table-cell>
          <table:table-cell table:formula="of:=[.$D20]-[.$B20]" office:value-type="float" office:value="2184.73822126513" calcext:value-type="float">
            <text:p>2184.73822126513</text:p>
          </table:table-cell>
          <table:table-cell table:formula="of:=[.$F20]/[.$B20]" office:value-type="float" office:value="0.152633989588056" calcext:value-type="float">
            <text:p>0.152633989588056</text:p>
          </table:table-cell>
          <table:table-cell table:formula="of:=[.$F20]/[.$A20]" office:value-type="float" office:value="136.546138829071" calcext:value-type="float">
            <text:p>136.546138829071</text:p>
          </table:table-cell>
          <table:table-cell table:number-columns-repeated="7"/>
        </table:table-row>
        <table:table-row table:style-name="ro1">
          <table:table-cell office:value-type="float" office:value="17" calcext:value-type="float">
            <text:p>17</text:p>
          </table:table-cell>
          <table:table-cell table:formula="of:=([.$B20]-[.$C20])*POWER(1+[$Parameters.$E$4];1/12)+[$Parameters.$B$4]" office:value-type="float" office:value="15371.8913535173" calcext:value-type="float">
            <text:p>15371.8913535173</text:p>
          </table:table-cell>
          <table:table-cell table:formula="of:=IF(MOD([.$A21];12)=1; ([.$B9]+[.$B12]+[.$B15]+[.$B18])/4*(1+[$Parameters.$C$4])*[$Parameters.$D$4])" office:value-type="float" office:value="0" calcext:value-type="float">
            <text:p>0</text:p>
          </table:table-cell>
          <table:table-cell table:formula="of:=([.$D20]-[.$E20])*POWER(1+[$Parameters.$E$4];1/12)+[$Parameters.$B$4]" office:value-type="float" office:value="17565.5304687307" calcext:value-type="float">
            <text:p>17565.5304687307</text:p>
          </table:table-cell>
          <table:table-cell office:value-type="float" office:value="0" calcext:value-type="float">
            <text:p>0</text:p>
          </table:table-cell>
          <table:table-cell table:formula="of:=[.$D21]-[.$B21]" office:value-type="float" office:value="2193.63911521343" calcext:value-type="float">
            <text:p>2193.63911521343</text:p>
          </table:table-cell>
          <table:table-cell table:formula="of:=[.$F21]/[.$B21]" office:value-type="float" office:value="0.142704568017357" calcext:value-type="float">
            <text:p>0.142704568017357</text:p>
          </table:table-cell>
          <table:table-cell table:formula="of:=[.$F21]/[.$A21]" office:value-type="float" office:value="129.037595012555" calcext:value-type="float">
            <text:p>129.037595012555</text:p>
          </table:table-cell>
          <table:table-cell table:number-columns-repeated="7"/>
        </table:table-row>
        <table:table-row table:style-name="ro1">
          <table:table-cell office:value-type="float" office:value="18" calcext:value-type="float">
            <text:p>18</text:p>
          </table:table-cell>
          <table:table-cell table:formula="of:=([.$B21]-[.$C21])*POWER(1+[$Parameters.$E$4];1/12)+[$Parameters.$B$4]" office:value-type="float" office:value="16434.5183416803" calcext:value-type="float">
            <text:p>16434.5183416803</text:p>
          </table:table-cell>
          <table:table-cell table:formula="of:=IF(MOD([.$A22];12)=1; ([.$B10]+[.$B13]+[.$B16]+[.$B19])/4*(1+[$Parameters.$C$4])*[$Parameters.$D$4])" office:value-type="float" office:value="0" calcext:value-type="float">
            <text:p>0</text:p>
          </table:table-cell>
          <table:table-cell table:formula="of:=([.$D21]-[.$E21])*POWER(1+[$Parameters.$E$4];1/12)+[$Parameters.$B$4]" office:value-type="float" office:value="18637.0946141858" calcext:value-type="float">
            <text:p>18637.0946141858</text:p>
          </table:table-cell>
          <table:table-cell office:value-type="float" office:value="0" calcext:value-type="float">
            <text:p>0</text:p>
          </table:table-cell>
          <table:table-cell table:formula="of:=[.$D22]-[.$B22]" office:value-type="float" office:value="2202.57627250546" calcext:value-type="float">
            <text:p>2202.57627250546</text:p>
          </table:table-cell>
          <table:table-cell table:formula="of:=[.$F22]/[.$B22]" office:value-type="float" office:value="0.134021346212466" calcext:value-type="float">
            <text:p>0.134021346212466</text:p>
          </table:table-cell>
          <table:table-cell table:formula="of:=[.$F22]/[.$A22]" office:value-type="float" office:value="122.365348472526" calcext:value-type="float">
            <text:p>122.365348472526</text:p>
          </table:table-cell>
          <table:table-cell table:number-columns-repeated="7"/>
        </table:table-row>
        <table:table-row table:style-name="ro1">
          <table:table-cell office:value-type="float" office:value="19" calcext:value-type="float">
            <text:p>19</text:p>
          </table:table-cell>
          <table:table-cell table:formula="of:=([.$B22]-[.$C22])*POWER(1+[$Parameters.$E$4];1/12)+[$Parameters.$B$4]" office:value-type="float" office:value="17501.4746037289" calcext:value-type="float">
            <text:p>17501.4746037289</text:p>
          </table:table-cell>
          <table:table-cell table:formula="of:=IF(MOD([.$A23];12)=1; ([.$B11]+[.$B14]+[.$B17]+[.$B20])/4*(1+[$Parameters.$C$4])*[$Parameters.$D$4])" office:value-type="float" office:value="0" calcext:value-type="float">
            <text:p>0</text:p>
          </table:table-cell>
          <table:table-cell table:formula="of:=([.$D22]-[.$E22])*POWER(1+[$Parameters.$E$4];1/12)+[$Parameters.$B$4]" office:value-type="float" office:value="19713.0244446115" calcext:value-type="float">
            <text:p>19713.0244446115</text:p>
          </table:table-cell>
          <table:table-cell office:value-type="float" office:value="0" calcext:value-type="float">
            <text:p>0</text:p>
          </table:table-cell>
          <table:table-cell table:formula="of:=[.$D23]-[.$B23]" office:value-type="float" office:value="2211.54984088258" calcext:value-type="float">
            <text:p>2211.54984088258</text:p>
          </table:table-cell>
          <table:table-cell table:formula="of:=[.$F23]/[.$B23]" office:value-type="float" office:value="0.126363628834531" calcext:value-type="float">
            <text:p>0.126363628834531</text:p>
          </table:table-cell>
          <table:table-cell table:formula="of:=[.$F23]/[.$A23]" office:value-type="float" office:value="116.397360046451" calcext:value-type="float">
            <text:p>116.397360046451</text:p>
          </table:table-cell>
          <table:table-cell table:number-columns-repeated="7"/>
        </table:table-row>
        <table:table-row table:style-name="ro1">
          <table:table-cell office:value-type="float" office:value="20" calcext:value-type="float">
            <text:p>20</text:p>
          </table:table-cell>
          <table:table-cell table:formula="of:=([.$B23]-[.$C23])*POWER(1+[$Parameters.$E$4];1/12)+[$Parameters.$B$4]" office:value-type="float" office:value="18572.7777776609" calcext:value-type="float">
            <text:p>18572.7777776609</text:p>
          </table:table-cell>
          <table:table-cell table:formula="of:=IF(MOD([.$A24];12)=1; ([.$B12]+[.$B15]+[.$B18]+[.$B21])/4*(1+[$Parameters.$C$4])*[$Parameters.$D$4])" office:value-type="float" office:value="0" calcext:value-type="float">
            <text:p>0</text:p>
          </table:table-cell>
          <table:table-cell table:formula="of:=([.$D23]-[.$E23])*POWER(1+[$Parameters.$E$4];1/12)+[$Parameters.$B$4]" office:value-type="float" office:value="20793.337746349" calcext:value-type="float">
            <text:p>20793.337746349</text:p>
          </table:table-cell>
          <table:table-cell office:value-type="float" office:value="0" calcext:value-type="float">
            <text:p>0</text:p>
          </table:table-cell>
          <table:table-cell table:formula="of:=[.$D24]-[.$B24]" office:value-type="float" office:value="2220.55996868804" calcext:value-type="float">
            <text:p>2220.55996868804</text:p>
          </table:table-cell>
          <table:table-cell table:formula="of:=[.$F24]/[.$B24]" office:value-type="float" office:value="0.119559927721684" calcext:value-type="float">
            <text:p>0.119559927721684</text:p>
          </table:table-cell>
          <table:table-cell table:formula="of:=[.$F24]/[.$A24]" office:value-type="float" office:value="111.027998434402" calcext:value-type="float">
            <text:p>111.027998434402</text:p>
          </table:table-cell>
          <table:table-cell table:number-columns-repeated="7"/>
        </table:table-row>
        <table:table-row table:style-name="ro1">
          <table:table-cell office:value-type="float" office:value="21" calcext:value-type="float">
            <text:p>21</text:p>
          </table:table-cell>
          <table:table-cell table:formula="of:=([.$B24]-[.$C24])*POWER(1+[$Parameters.$E$4];1/12)+[$Parameters.$B$4]" office:value-type="float" office:value="19648.4455733333" calcext:value-type="float">
            <text:p>19648.4455733333</text:p>
          </table:table-cell>
          <table:table-cell table:formula="of:=IF(MOD([.$A25];12)=1; ([.$B13]+[.$B16]+[.$B19]+[.$B22])/4*(1+[$Parameters.$C$4])*[$Parameters.$D$4])" office:value-type="float" office:value="0" calcext:value-type="float">
            <text:p>0</text:p>
          </table:table-cell>
          <table:table-cell table:formula="of:=([.$D24]-[.$E24])*POWER(1+[$Parameters.$E$4];1/12)+[$Parameters.$B$4]" office:value-type="float" office:value="21878.0523782028" calcext:value-type="float">
            <text:p>21878.0523782028</text:p>
          </table:table-cell>
          <table:table-cell office:value-type="float" office:value="0" calcext:value-type="float">
            <text:p>0</text:p>
          </table:table-cell>
          <table:table-cell table:formula="of:=[.$D25]-[.$B25]" office:value-type="float" office:value="2229.60680486949" calcext:value-type="float">
            <text:p>2229.60680486949</text:p>
          </table:table-cell>
          <table:table-cell table:formula="of:=[.$F25]/[.$B25]" office:value-type="float" office:value="0.113474971673866" calcext:value-type="float">
            <text:p>0.113474971673866</text:p>
          </table:table-cell>
          <table:table-cell table:formula="of:=[.$F25]/[.$A25]" office:value-type="float" office:value="106.171752612833" calcext:value-type="float">
            <text:p>106.171752612833</text:p>
          </table:table-cell>
          <table:table-cell table:number-columns-repeated="7"/>
        </table:table-row>
        <table:table-row table:style-name="ro1">
          <table:table-cell office:value-type="float" office:value="22" calcext:value-type="float">
            <text:p>22</text:p>
          </table:table-cell>
          <table:table-cell table:formula="of:=([.$B25]-[.$C25])*POWER(1+[$Parameters.$E$4];1/12)+[$Parameters.$B$4]" office:value-type="float" office:value="20728.4957727553" calcext:value-type="float">
            <text:p>20728.4957727553</text:p>
          </table:table-cell>
          <table:table-cell table:formula="of:=IF(MOD([.$A26];12)=1; ([.$B14]+[.$B17]+[.$B20]+[.$B23])/4*(1+[$Parameters.$C$4])*[$Parameters.$D$4])" office:value-type="float" office:value="0" calcext:value-type="float">
            <text:p>0</text:p>
          </table:table-cell>
          <table:table-cell table:formula="of:=([.$D25]-[.$E25])*POWER(1+[$Parameters.$E$4];1/12)+[$Parameters.$B$4]" office:value-type="float" office:value="22967.1862717367" calcext:value-type="float">
            <text:p>22967.1862717367</text:p>
          </table:table-cell>
          <table:table-cell office:value-type="float" office:value="0" calcext:value-type="float">
            <text:p>0</text:p>
          </table:table-cell>
          <table:table-cell table:formula="of:=[.$D26]-[.$B26]" office:value-type="float" office:value="2238.6904989814" calcext:value-type="float">
            <text:p>2238.6904989814</text:p>
          </table:table-cell>
          <table:table-cell table:formula="of:=[.$F26]/[.$B26]" office:value-type="float" office:value="0.108000625010322" calcext:value-type="float">
            <text:p>0.108000625010322</text:p>
          </table:table-cell>
          <table:table-cell table:formula="of:=[.$F26]/[.$A26]" office:value-type="float" office:value="101.758659044609" calcext:value-type="float">
            <text:p>101.758659044609</text:p>
          </table:table-cell>
          <table:table-cell table:number-columns-repeated="7"/>
        </table:table-row>
        <table:table-row table:style-name="ro1">
          <table:table-cell office:value-type="float" office:value="23" calcext:value-type="float">
            <text:p>23</text:p>
          </table:table-cell>
          <table:table-cell table:formula="of:=([.$B26]-[.$C26])*POWER(1+[$Parameters.$E$4];1/12)+[$Parameters.$B$4]" office:value-type="float" office:value="21812.9462303824" calcext:value-type="float">
            <text:p>21812.9462303824</text:p>
          </table:table-cell>
          <table:table-cell table:formula="of:=IF(MOD([.$A27];12)=1; ([.$B15]+[.$B18]+[.$B21]+[.$B24])/4*(1+[$Parameters.$C$4])*[$Parameters.$D$4])" office:value-type="float" office:value="0" calcext:value-type="float">
            <text:p>0</text:p>
          </table:table-cell>
          <table:table-cell table:formula="of:=([.$D26]-[.$E26])*POWER(1+[$Parameters.$E$4];1/12)+[$Parameters.$B$4]" office:value-type="float" office:value="24060.7574315699" calcext:value-type="float">
            <text:p>24060.7574315699</text:p>
          </table:table-cell>
          <table:table-cell office:value-type="float" office:value="0" calcext:value-type="float">
            <text:p>0</text:p>
          </table:table-cell>
          <table:table-cell table:formula="of:=[.$D27]-[.$B27]" office:value-type="float" office:value="2247.81120118752" calcext:value-type="float">
            <text:p>2247.81120118752</text:p>
          </table:table-cell>
          <table:table-cell table:formula="of:=[.$F27]/[.$B27]" office:value-type="float" office:value="0.103049408248054" calcext:value-type="float">
            <text:p>0.103049408248054</text:p>
          </table:table-cell>
          <table:table-cell table:formula="of:=[.$F27]/[.$A27]" office:value-type="float" office:value="97.7309217907619" calcext:value-type="float">
            <text:p>97.7309217907619</text:p>
          </table:table-cell>
          <table:table-cell table:number-columns-repeated="7"/>
        </table:table-row>
        <table:table-row table:style-name="ro1">
          <table:table-cell office:value-type="float" office:value="24" calcext:value-type="float">
            <text:p>24</text:p>
          </table:table-cell>
          <table:table-cell table:formula="of:=([.$B27]-[.$C27])*POWER(1+[$Parameters.$E$4];1/12)+[$Parameters.$B$4]" office:value-type="float" office:value="22901.814873411" calcext:value-type="float">
            <text:p>22901.814873411</text:p>
          </table:table-cell>
          <table:table-cell table:formula="of:=IF(MOD([.$A28];12)=1; ([.$B16]+[.$B19]+[.$B22]+[.$B25])/4*(1+[$Parameters.$C$4])*[$Parameters.$D$4])" office:value-type="float" office:value="0" calcext:value-type="float">
            <text:p>0</text:p>
          </table:table-cell>
          <table:table-cell table:formula="of:=([.$D27]-[.$E27])*POWER(1+[$Parameters.$E$4];1/12)+[$Parameters.$B$4]" office:value-type="float" office:value="25158.7839356744" calcext:value-type="float">
            <text:p>25158.7839356744</text:p>
          </table:table-cell>
          <table:table-cell office:value-type="float" office:value="0" calcext:value-type="float">
            <text:p>0</text:p>
          </table:table-cell>
          <table:table-cell table:formula="of:=[.$D28]-[.$B28]" office:value-type="float" office:value="2256.96906226343" calcext:value-type="float">
            <text:p>2256.96906226343</text:p>
          </table:table-cell>
          <table:table-cell table:formula="of:=[.$F28]/[.$B28]" office:value-type="float" office:value="0.0985497906929539" calcext:value-type="float">
            <text:p>0.098549790692954</text:p>
          </table:table-cell>
          <table:table-cell table:formula="of:=[.$F28]/[.$A28]" office:value-type="float" office:value="94.0403775943097" calcext:value-type="float">
            <text:p>94.0403775943097</text:p>
          </table:table-cell>
          <table:table-cell table:number-columns-repeated="7"/>
        </table:table-row>
        <table:table-row table:style-name="ro1">
          <table:table-cell office:value-type="float" office:value="25" calcext:value-type="float">
            <text:p>25</text:p>
          </table:table-cell>
          <table:table-cell table:formula="of:=([.$B28]-[.$C28])*POWER(1+[$Parameters.$E$4];1/12)+[$Parameters.$B$4]" office:value-type="float" office:value="23995.1197020755" calcext:value-type="float">
            <text:p>23995.1197020755</text:p>
          </table:table-cell>
          <table:table-cell table:formula="of:=IF(MOD([.$A29];12)=1; ([.$B17]+[.$B20]+[.$B23]+[.$B26])/4*(1+[$Parameters.$C$4])*[$Parameters.$D$4])" office:value-type="float" office:value="6155.87019642425" calcext:value-type="float">
            <text:p>6155.87019642425</text:p>
          </table:table-cell>
          <table:table-cell table:formula="of:=([.$D28]-[.$E28])*POWER(1+[$Parameters.$E$4];1/12)+[$Parameters.$B$4]" office:value-type="float" office:value="26261.2839356744" calcext:value-type="float">
            <text:p>26261.2839356744</text:p>
          </table:table-cell>
          <table:table-cell office:value-type="float" office:value="0" calcext:value-type="float">
            <text:p>0</text:p>
          </table:table-cell>
          <table:table-cell table:formula="of:=[.$D29]-[.$B29]" office:value-type="float" office:value="2266.16423359896" calcext:value-type="float">
            <text:p>2266.16423359896</text:p>
          </table:table-cell>
          <table:table-cell table:formula="of:=[.$F29]/[.$B29]" office:value-type="float" office:value="0.0944427142575555" calcext:value-type="float">
            <text:p>0.094442714257556</text:p>
          </table:table-cell>
          <table:table-cell table:formula="of:=[.$F29]/[.$A29]" office:value-type="float" office:value="90.6465693439582" calcext:value-type="float">
            <text:p>90.6465693439582</text:p>
          </table:table-cell>
          <table:table-cell table:number-columns-repeated="7"/>
        </table:table-row>
        <table:table-row table:style-name="ro1">
          <table:table-cell office:value-type="float" office:value="26" calcext:value-type="float">
            <text:p>26</text:p>
          </table:table-cell>
          <table:table-cell table:formula="of:=([.$B29]-[.$C29])*POWER(1+[$Parameters.$E$4];1/12)+[$Parameters.$B$4]" office:value-type="float" office:value="18911.9288163447" calcext:value-type="float">
            <text:p>18911.9288163447</text:p>
          </table:table-cell>
          <table:table-cell table:formula="of:=IF(MOD([.$A30];12)=1; ([.$B18]+[.$B21]+[.$B24]+[.$B27])/4*(1+[$Parameters.$C$4])*[$Parameters.$D$4])" office:value-type="float" office:value="0" calcext:value-type="float">
            <text:p>0</text:p>
          </table:table-cell>
          <table:table-cell table:formula="of:=([.$D29]-[.$E29])*POWER(1+[$Parameters.$E$4];1/12)+[$Parameters.$B$4]" office:value-type="float" office:value="27368.2756571459" calcext:value-type="float">
            <text:p>27368.2756571459</text:p>
          </table:table-cell>
          <table:table-cell office:value-type="float" office:value="0" calcext:value-type="float">
            <text:p>0</text:p>
          </table:table-cell>
          <table:table-cell table:formula="of:=[.$D30]-[.$B30]" office:value-type="float" office:value="8456.34684080127" calcext:value-type="float">
            <text:p>8456.34684080127</text:p>
          </table:table-cell>
          <table:table-cell table:formula="of:=[.$F30]/[.$B30]" office:value-type="float" office:value="0.44714354220141" calcext:value-type="float">
            <text:p>0.44714354220141</text:p>
          </table:table-cell>
          <table:table-cell table:formula="of:=[.$F30]/[.$A30]" office:value-type="float" office:value="325.244109261587" calcext:value-type="float">
            <text:p>325.244109261587</text:p>
          </table:table-cell>
          <table:table-cell table:number-columns-repeated="7"/>
        </table:table-row>
        <table:table-row table:style-name="ro1">
          <table:table-cell office:value-type="float" office:value="27" calcext:value-type="float">
            <text:p>27</text:p>
          </table:table-cell>
          <table:table-cell table:formula="of:=([.$B30]-[.$C30])*POWER(1+[$Parameters.$E$4];1/12)+[$Parameters.$B$4]" office:value-type="float" office:value="19988.97835533" calcext:value-type="float">
            <text:p>19988.97835533</text:p>
          </table:table-cell>
          <table:table-cell table:formula="of:=IF(MOD([.$A31];12)=1; ([.$B19]+[.$B22]+[.$B25]+[.$B28])/4*(1+[$Parameters.$C$4])*[$Parameters.$D$4])" office:value-type="float" office:value="0" calcext:value-type="float">
            <text:p>0</text:p>
          </table:table-cell>
          <table:table-cell table:formula="of:=([.$D30]-[.$E30])*POWER(1+[$Parameters.$E$4];1/12)+[$Parameters.$B$4]" office:value-type="float" office:value="28479.7773999181" calcext:value-type="float">
            <text:p>28479.7773999181</text:p>
          </table:table-cell>
          <table:table-cell office:value-type="float" office:value="0" calcext:value-type="float">
            <text:p>0</text:p>
          </table:table-cell>
          <table:table-cell table:formula="of:=[.$D31]-[.$B31]" office:value-type="float" office:value="8490.79904458815" calcext:value-type="float">
            <text:p>8490.79904458815</text:p>
          </table:table-cell>
          <table:table-cell table:formula="of:=[.$F31]/[.$B31]" office:value-type="float" office:value="0.424774037654812" calcext:value-type="float">
            <text:p>0.424774037654812</text:p>
          </table:table-cell>
          <table:table-cell table:formula="of:=[.$F31]/[.$A31]" office:value-type="float" office:value="314.47403868845" calcext:value-type="float">
            <text:p>314.47403868845</text:p>
          </table:table-cell>
          <table:table-cell table:number-columns-repeated="7"/>
        </table:table-row>
        <table:table-row table:style-name="ro1">
          <table:table-cell office:value-type="float" office:value="28" calcext:value-type="float">
            <text:p>28</text:p>
          </table:table-cell>
          <table:table-cell table:formula="of:=([.$B31]-[.$C31])*POWER(1+[$Parameters.$E$4];1/12)+[$Parameters.$B$4]" office:value-type="float" office:value="21070.4159274583" calcext:value-type="float">
            <text:p>21070.4159274583</text:p>
          </table:table-cell>
          <table:table-cell table:formula="of:=IF(MOD([.$A32];12)=1; ([.$B20]+[.$B23]+[.$B26]+[.$B29])/4*(1+[$Parameters.$C$4])*[$Parameters.$D$4])" office:value-type="float" office:value="0" calcext:value-type="float">
            <text:p>0</text:p>
          </table:table-cell>
          <table:table-cell table:formula="of:=([.$D31]-[.$E31])*POWER(1+[$Parameters.$E$4];1/12)+[$Parameters.$B$4]" office:value-type="float" office:value="29595.8075383762" calcext:value-type="float">
            <text:p>29595.8075383762</text:p>
          </table:table-cell>
          <table:table-cell office:value-type="float" office:value="0" calcext:value-type="float">
            <text:p>0</text:p>
          </table:table-cell>
          <table:table-cell table:formula="of:=[.$D32]-[.$B32]" office:value-type="float" office:value="8525.39161091789" calcext:value-type="float">
            <text:p>8525.39161091789</text:p>
          </table:table-cell>
          <table:table-cell table:formula="of:=[.$F32]/[.$B32]" office:value-type="float" office:value="0.404614300935934" calcext:value-type="float">
            <text:p>0.404614300935934</text:p>
          </table:table-cell>
          <table:table-cell table:formula="of:=[.$F32]/[.$A32]" office:value-type="float" office:value="304.478271818496" calcext:value-type="float">
            <text:p>304.478271818496</text:p>
          </table:table-cell>
          <table:table-cell table:number-columns-repeated="7"/>
        </table:table-row>
        <table:table-row table:style-name="ro1">
          <table:table-cell office:value-type="float" office:value="29" calcext:value-type="float">
            <text:p>29</text:p>
          </table:table-cell>
          <table:table-cell table:formula="of:=([.$B32]-[.$C32])*POWER(1+[$Parameters.$E$4];1/12)+[$Parameters.$B$4]" office:value-type="float" office:value="22156.2594101197" calcext:value-type="float">
            <text:p>22156.2594101197</text:p>
          </table:table-cell>
          <table:table-cell table:formula="of:=IF(MOD([.$A33];12)=1; ([.$B21]+[.$B24]+[.$B27]+[.$B30])/4*(1+[$Parameters.$C$4])*[$Parameters.$D$4])" office:value-type="float" office:value="0" calcext:value-type="float">
            <text:p>0</text:p>
          </table:table-cell>
          <table:table-cell table:formula="of:=([.$D32]-[.$E32])*POWER(1+[$Parameters.$E$4];1/12)+[$Parameters.$B$4]" office:value-type="float" office:value="30716.3845217645" calcext:value-type="float">
            <text:p>30716.3845217645</text:p>
          </table:table-cell>
          <table:table-cell office:value-type="float" office:value="0" calcext:value-type="float">
            <text:p>0</text:p>
          </table:table-cell>
          <table:table-cell table:formula="of:=[.$D33]-[.$B33]" office:value-type="float" office:value="8560.12511164485" calcext:value-type="float">
            <text:p>8560.12511164485</text:p>
          </table:table-cell>
          <table:table-cell table:formula="of:=[.$F33]/[.$B33]" office:value-type="float" office:value="0.386352450257695" calcext:value-type="float">
            <text:p>0.386352450257695</text:p>
          </table:table-cell>
          <table:table-cell table:formula="of:=[.$F33]/[.$A33]" office:value-type="float" office:value="295.176727987753" calcext:value-type="float">
            <text:p>295.176727987753</text:p>
          </table:table-cell>
          <table:table-cell table:number-columns-repeated="7"/>
        </table:table-row>
        <table:table-row table:style-name="ro1">
          <table:table-cell office:value-type="float" office:value="30" calcext:value-type="float">
            <text:p>30</text:p>
          </table:table-cell>
          <table:table-cell table:formula="of:=([.$B33]-[.$C33])*POWER(1+[$Parameters.$E$4];1/12)+[$Parameters.$B$4]" office:value-type="float" office:value="23246.5267535391" calcext:value-type="float">
            <text:p>23246.5267535391</text:p>
          </table:table-cell>
          <table:table-cell table:formula="of:=IF(MOD([.$A34];12)=1; ([.$B22]+[.$B25]+[.$B28]+[.$B31])/4*(1+[$Parameters.$C$4])*[$Parameters.$D$4])" office:value-type="float" office:value="0" calcext:value-type="float">
            <text:p>0</text:p>
          </table:table-cell>
          <table:table-cell table:formula="of:=([.$D33]-[.$E33])*POWER(1+[$Parameters.$E$4];1/12)+[$Parameters.$B$4]" office:value-type="float" office:value="31841.5268744923" calcext:value-type="float">
            <text:p>31841.5268744923</text:p>
          </table:table-cell>
          <table:table-cell office:value-type="float" office:value="0" calcext:value-type="float">
            <text:p>0</text:p>
          </table:table-cell>
          <table:table-cell table:formula="of:=[.$D34]-[.$B34]" office:value-type="float" office:value="8595.00012095321" calcext:value-type="float">
            <text:p>8595.00012095321</text:p>
          </table:table-cell>
          <table:table-cell table:formula="of:=[.$F34]/[.$B34]" office:value-type="float" office:value="0.369732657789176" calcext:value-type="float">
            <text:p>0.369732657789176</text:p>
          </table:table-cell>
          <table:table-cell table:formula="of:=[.$F34]/[.$A34]" office:value-type="float" office:value="286.500004031774" calcext:value-type="float">
            <text:p>286.500004031774</text:p>
          </table:table-cell>
          <table:table-cell table:number-columns-repeated="7"/>
        </table:table-row>
        <table:table-row table:style-name="ro1">
          <table:table-cell office:value-type="float" office:value="31" calcext:value-type="float">
            <text:p>31</text:p>
          </table:table-cell>
          <table:table-cell table:formula="of:=([.$B34]-[.$C34])*POWER(1+[$Parameters.$E$4];1/12)+[$Parameters.$B$4]" office:value-type="float" office:value="24341.2359810729" calcext:value-type="float">
            <text:p>24341.2359810729</text:p>
          </table:table-cell>
          <table:table-cell table:formula="of:=IF(MOD([.$A35];12)=1; ([.$B23]+[.$B26]+[.$B29]+[.$B32])/4*(1+[$Parameters.$C$4])*[$Parameters.$D$4])" office:value-type="float" office:value="0" calcext:value-type="float">
            <text:p>0</text:p>
          </table:table-cell>
          <table:table-cell table:formula="of:=([.$D34]-[.$E34])*POWER(1+[$Parameters.$E$4];1/12)+[$Parameters.$B$4]" office:value-type="float" office:value="32971.2531964394" calcext:value-type="float">
            <text:p>32971.2531964394</text:p>
          </table:table-cell>
          <table:table-cell office:value-type="float" office:value="0" calcext:value-type="float">
            <text:p>0</text:p>
          </table:table-cell>
          <table:table-cell table:formula="of:=[.$D35]-[.$B35]" office:value-type="float" office:value="8630.01721536644" calcext:value-type="float">
            <text:p>8630.01721536644</text:p>
          </table:table-cell>
          <table:table-cell table:formula="of:=[.$F35]/[.$B35]" office:value-type="float" office:value="0.354543098061121" calcext:value-type="float">
            <text:p>0.354543098061121</text:p>
          </table:table-cell>
          <table:table-cell table:formula="of:=[.$F35]/[.$A35]" office:value-type="float" office:value="278.387652108595" calcext:value-type="float">
            <text:p>278.387652108595</text:p>
          </table:table-cell>
          <table:table-cell table:number-columns-repeated="7"/>
        </table:table-row>
        <table:table-row table:style-name="ro1">
          <table:table-cell office:value-type="float" office:value="32" calcext:value-type="float">
            <text:p>32</text:p>
          </table:table-cell>
          <table:table-cell table:formula="of:=([.$B35]-[.$C35])*POWER(1+[$Parameters.$E$4];1/12)+[$Parameters.$B$4]" office:value-type="float" office:value="25440.4051895068" calcext:value-type="float">
            <text:p>25440.4051895068</text:p>
          </table:table-cell>
          <table:table-cell table:formula="of:=IF(MOD([.$A36];12)=1; ([.$B24]+[.$B27]+[.$B30]+[.$B33])/4*(1+[$Parameters.$C$4])*[$Parameters.$D$4])" office:value-type="float" office:value="0" calcext:value-type="float">
            <text:p>0</text:p>
          </table:table-cell>
          <table:table-cell table:formula="of:=([.$D35]-[.$E35])*POWER(1+[$Parameters.$E$4];1/12)+[$Parameters.$B$4]" office:value-type="float" office:value="34105.5821632637" calcext:value-type="float">
            <text:p>34105.5821632637</text:p>
          </table:table-cell>
          <table:table-cell office:value-type="float" office:value="0" calcext:value-type="float">
            <text:p>0</text:p>
          </table:table-cell>
          <table:table-cell table:formula="of:=[.$D36]-[.$B36]" office:value-type="float" office:value="8665.17697375686" calcext:value-type="float">
            <text:p>8665.17697375686</text:p>
          </table:table-cell>
          <table:table-cell table:formula="of:=[.$F36]/[.$B36]" office:value-type="float" office:value="0.340606877493088" calcext:value-type="float">
            <text:p>0.340606877493088</text:p>
          </table:table-cell>
          <table:table-cell table:formula="of:=[.$F36]/[.$A36]" office:value-type="float" office:value="270.786780429902" calcext:value-type="float">
            <text:p>270.786780429902</text:p>
          </table:table-cell>
          <table:table-cell table:number-columns-repeated="7"/>
        </table:table-row>
        <table:table-row table:style-name="ro1">
          <table:table-cell office:value-type="float" office:value="33" calcext:value-type="float">
            <text:p>33</text:p>
          </table:table-cell>
          <table:table-cell table:formula="of:=([.$B36]-[.$C36])*POWER(1+[$Parameters.$E$4];1/12)+[$Parameters.$B$4]" office:value-type="float" office:value="26544.0525493551" calcext:value-type="float">
            <text:p>26544.0525493551</text:p>
          </table:table-cell>
          <table:table-cell table:formula="of:=IF(MOD([.$A37];12)=1; ([.$B25]+[.$B28]+[.$B31]+[.$B34])/4*(1+[$Parameters.$C$4])*[$Parameters.$D$4])" office:value-type="float" office:value="0" calcext:value-type="float">
            <text:p>0</text:p>
          </table:table-cell>
          <table:table-cell table:formula="of:=([.$D36]-[.$E36])*POWER(1+[$Parameters.$E$4];1/12)+[$Parameters.$B$4]" office:value-type="float" office:value="35244.5325267102" calcext:value-type="float">
            <text:p>35244.5325267102</text:p>
          </table:table-cell>
          <table:table-cell office:value-type="float" office:value="0" calcext:value-type="float">
            <text:p>0</text:p>
          </table:table-cell>
          <table:table-cell table:formula="of:=[.$D37]-[.$B37]" office:value-type="float" office:value="8700.47997735517" calcext:value-type="float">
            <text:p>8700.47997735517</text:p>
          </table:table-cell>
          <table:table-cell table:formula="of:=[.$F37]/[.$B37]" office:value-type="float" office:value="0.327775118783306" calcext:value-type="float">
            <text:p>0.327775118783306</text:p>
          </table:table-cell>
          <table:table-cell table:formula="of:=[.$F37]/[.$A37]" office:value-type="float" office:value="263.650908404702" calcext:value-type="float">
            <text:p>263.650908404702</text:p>
          </table:table-cell>
          <table:table-cell table:number-columns-repeated="7"/>
        </table:table-row>
        <table:table-row table:style-name="ro1">
          <table:table-cell office:value-type="float" office:value="34" calcext:value-type="float">
            <text:p>34</text:p>
          </table:table-cell>
          <table:table-cell table:formula="of:=([.$B37]-[.$C37])*POWER(1+[$Parameters.$E$4];1/12)+[$Parameters.$B$4]" office:value-type="float" office:value="27652.1963051608" calcext:value-type="float">
            <text:p>27652.1963051608</text:p>
          </table:table-cell>
          <table:table-cell table:formula="of:=IF(MOD([.$A38];12)=1; ([.$B26]+[.$B29]+[.$B32]+[.$B35])/4*(1+[$Parameters.$C$4])*[$Parameters.$D$4])" office:value-type="float" office:value="0" calcext:value-type="float">
            <text:p>0</text:p>
          </table:table-cell>
          <table:table-cell table:formula="of:=([.$D37]-[.$E37])*POWER(1+[$Parameters.$E$4];1/12)+[$Parameters.$B$4]" office:value-type="float" office:value="36388.1231149209" calcext:value-type="float">
            <text:p>36388.1231149209</text:p>
          </table:table-cell>
          <table:table-cell office:value-type="float" office:value="0" calcext:value-type="float">
            <text:p>0</text:p>
          </table:table-cell>
          <table:table-cell table:formula="of:=[.$D38]-[.$B38]" office:value-type="float" office:value="8735.92680976007" calcext:value-type="float">
            <text:p>8735.92680976007</text:p>
          </table:table-cell>
          <table:table-cell table:formula="of:=[.$F38]/[.$B38]" office:value-type="float" office:value="0.315921625658706" calcext:value-type="float">
            <text:p>0.315921625658706</text:p>
          </table:table-cell>
          <table:table-cell table:formula="of:=[.$F38]/[.$A38]" office:value-type="float" office:value="256.939023816473" calcext:value-type="float">
            <text:p>256.939023816473</text:p>
          </table:table-cell>
          <table:table-cell table:number-columns-repeated="7"/>
        </table:table-row>
        <table:table-row table:style-name="ro1">
          <table:table-cell office:value-type="float" office:value="35" calcext:value-type="float">
            <text:p>35</text:p>
          </table:table-cell>
          <table:table-cell table:formula="of:=([.$B38]-[.$C38])*POWER(1+[$Parameters.$E$4];1/12)+[$Parameters.$B$4]" office:value-type="float" office:value="28764.8547757978" calcext:value-type="float">
            <text:p>28764.8547757978</text:p>
          </table:table-cell>
          <table:table-cell table:formula="of:=IF(MOD([.$A39];12)=1; ([.$B27]+[.$B30]+[.$B33]+[.$B36])/4*(1+[$Parameters.$C$4])*[$Parameters.$D$4])" office:value-type="float" office:value="0" calcext:value-type="float">
            <text:p>0</text:p>
          </table:table-cell>
          <table:table-cell table:formula="of:=([.$D38]-[.$E38])*POWER(1+[$Parameters.$E$4];1/12)+[$Parameters.$B$4]" office:value-type="float" office:value="37536.3728327457" calcext:value-type="float">
            <text:p>37536.3728327457</text:p>
          </table:table-cell>
          <table:table-cell office:value-type="float" office:value="0" calcext:value-type="float">
            <text:p>0</text:p>
          </table:table-cell>
          <table:table-cell table:formula="of:=[.$D39]-[.$B39]" office:value-type="float" office:value="8771.51805694792" calcext:value-type="float">
            <text:p>8771.51805694792</text:p>
          </table:table-cell>
          <table:table-cell table:formula="of:=[.$F39]/[.$B39]" office:value-type="float" office:value="0.30493872210779" calcext:value-type="float">
            <text:p>0.30493872210779</text:p>
          </table:table-cell>
          <table:table-cell table:formula="of:=[.$F39]/[.$A39]" office:value-type="float" office:value="250.614801627084" calcext:value-type="float">
            <text:p>250.614801627084</text:p>
          </table:table-cell>
          <table:table-cell table:number-columns-repeated="7"/>
        </table:table-row>
        <table:table-row table:style-name="ro1">
          <table:table-cell office:value-type="float" office:value="36" calcext:value-type="float">
            <text:p>36</text:p>
          </table:table-cell>
          <table:table-cell table:formula="of:=([.$B39]-[.$C39])*POWER(1+[$Parameters.$E$4];1/12)+[$Parameters.$B$4]" office:value-type="float" office:value="29882.046354773" calcext:value-type="float">
            <text:p>29882.046354773</text:p>
          </table:table-cell>
          <table:table-cell table:formula="of:=IF(MOD([.$A40];12)=1; ([.$B28]+[.$B31]+[.$B34]+[.$B37])/4*(1+[$Parameters.$C$4])*[$Parameters.$D$4])" office:value-type="float" office:value="0" calcext:value-type="float">
            <text:p>0</text:p>
          </table:table-cell>
          <table:table-cell table:formula="of:=([.$D39]-[.$E39])*POWER(1+[$Parameters.$E$4];1/12)+[$Parameters.$B$4]" office:value-type="float" office:value="38689.3006620555" calcext:value-type="float">
            <text:p>38689.3006620555</text:p>
          </table:table-cell>
          <table:table-cell office:value-type="float" office:value="0" calcext:value-type="float">
            <text:p>0</text:p>
          </table:table-cell>
          <table:table-cell table:formula="of:=[.$D40]-[.$B40]" office:value-type="float" office:value="8807.25430728244" calcext:value-type="float">
            <text:p>8807.25430728244</text:p>
          </table:table-cell>
          <table:table-cell table:formula="of:=[.$F40]/[.$B40]" office:value-type="float" office:value="0.294733975134058" calcext:value-type="float">
            <text:p>0.294733975134058</text:p>
          </table:table-cell>
          <table:table-cell table:formula="of:=[.$F40]/[.$A40]" office:value-type="float" office:value="244.645952980068" calcext:value-type="float">
            <text:p>244.645952980068</text:p>
          </table:table-cell>
          <table:table-cell table:number-columns-repeated="7"/>
        </table:table-row>
        <table:table-row table:style-name="ro1">
          <table:table-cell office:value-type="float" office:value="37" calcext:value-type="float">
            <text:p>37</text:p>
          </table:table-cell>
          <table:table-cell table:formula="of:=([.$B40]-[.$C40])*POWER(1+[$Parameters.$E$4];1/12)+[$Parameters.$B$4]" office:value-type="float" office:value="31003.7895105311" calcext:value-type="float">
            <text:p>31003.7895105311</text:p>
          </table:table-cell>
          <table:table-cell table:formula="of:=IF(MOD([.$A41];12)=1; ([.$B29]+[.$B32]+[.$B35]+[.$B38])/4*(1+[$Parameters.$C$4])*[$Parameters.$D$4])" office:value-type="float" office:value="9084.71939691584" calcext:value-type="float">
            <text:p>9084.71939691584</text:p>
          </table:table-cell>
          <table:table-cell table:formula="of:=([.$D40]-[.$E40])*POWER(1+[$Parameters.$E$4];1/12)+[$Parameters.$B$4]" office:value-type="float" office:value="39846.9256620555" calcext:value-type="float">
            <text:p>39846.9256620555</text:p>
          </table:table-cell>
          <table:table-cell office:value-type="float" office:value="0" calcext:value-type="float">
            <text:p>0</text:p>
          </table:table-cell>
          <table:table-cell table:formula="of:=[.$D41]-[.$B41]" office:value-type="float" office:value="8843.13615152437" calcext:value-type="float">
            <text:p>8843.13615152437</text:p>
          </table:table-cell>
          <table:table-cell table:formula="of:=[.$F41]/[.$B41]" office:value-type="float" office:value="0.285227589631281" calcext:value-type="float">
            <text:p>0.285227589631281</text:p>
          </table:table-cell>
          <table:table-cell table:formula="of:=[.$F41]/[.$A41]" office:value-type="float" office:value="239.003679770929" calcext:value-type="float">
            <text:p>239.003679770929</text:p>
          </table:table-cell>
          <table:table-cell table:number-columns-repeated="7"/>
        </table:table-row>
        <table:table-row table:style-name="ro1">
          <table:table-cell office:value-type="float" office:value="38" calcext:value-type="float">
            <text:p>38</text:p>
          </table:table-cell>
          <table:table-cell table:formula="of:=([.$B41]-[.$C41])*POWER(1+[$Parameters.$E$4];1/12)+[$Parameters.$B$4]" office:value-type="float" office:value="23008.3711184806" calcext:value-type="float">
            <text:p>23008.3711184806</text:p>
          </table:table-cell>
          <table:table-cell table:formula="of:=IF(MOD([.$A42];12)=1; ([.$B30]+[.$B33]+[.$B36]+[.$B39])/4*(1+[$Parameters.$C$4])*[$Parameters.$D$4])" office:value-type="float" office:value="0" calcext:value-type="float">
            <text:p>0</text:p>
          </table:table-cell>
          <table:table-cell table:formula="of:=([.$D41]-[.$E41])*POWER(1+[$Parameters.$E$4];1/12)+[$Parameters.$B$4]" office:value-type="float" office:value="41009.2669696005" calcext:value-type="float">
            <text:p>41009.2669696005</text:p>
          </table:table-cell>
          <table:table-cell office:value-type="float" office:value="0" calcext:value-type="float">
            <text:p>0</text:p>
          </table:table-cell>
          <table:table-cell table:formula="of:=[.$D42]-[.$B42]" office:value-type="float" office:value="18000.8958511199" calcext:value-type="float">
            <text:p>18000.8958511199</text:p>
          </table:table-cell>
          <table:table-cell table:formula="of:=[.$F42]/[.$B42]" office:value-type="float" office:value="0.782362895592439" calcext:value-type="float">
            <text:p>0.782362895592439</text:p>
          </table:table-cell>
          <table:table-cell table:formula="of:=[.$F42]/[.$A42]" office:value-type="float" office:value="473.707785555788" calcext:value-type="float">
            <text:p>473.707785555788</text:p>
          </table:table-cell>
          <table:table-cell table:number-columns-repeated="7"/>
        </table:table-row>
        <table:table-row table:style-name="ro1">
          <table:table-cell office:value-type="float" office:value="39" calcext:value-type="float">
            <text:p>39</text:p>
          </table:table-cell>
          <table:table-cell table:formula="of:=([.$B42]-[.$C42])*POWER(1+[$Parameters.$E$4];1/12)+[$Parameters.$B$4]" office:value-type="float" office:value="24102.1100704774" calcext:value-type="float">
            <text:p>24102.1100704774</text:p>
          </table:table-cell>
          <table:table-cell table:formula="of:=IF(MOD([.$A43];12)=1; ([.$B31]+[.$B34]+[.$B37]+[.$B40])/4*(1+[$Parameters.$C$4])*[$Parameters.$D$4])" office:value-type="float" office:value="0" calcext:value-type="float">
            <text:p>0</text:p>
          </table:table-cell>
          <table:table-cell table:formula="of:=([.$D42]-[.$E42])*POWER(1+[$Parameters.$E$4];1/12)+[$Parameters.$B$4]" office:value-type="float" office:value="42176.3437995114" calcext:value-type="float">
            <text:p>42176.3437995114</text:p>
          </table:table-cell>
          <table:table-cell office:value-type="float" office:value="0" calcext:value-type="float">
            <text:p>0</text:p>
          </table:table-cell>
          <table:table-cell table:formula="of:=[.$D43]-[.$B43]" office:value-type="float" office:value="18074.233729034" calcext:value-type="float">
            <text:p>18074.233729034</text:p>
          </table:table-cell>
          <table:table-cell table:formula="of:=[.$F43]/[.$B43]" office:value-type="float" office:value="0.749902546963016" calcext:value-type="float">
            <text:p>0.749902546963016</text:p>
          </table:table-cell>
          <table:table-cell table:formula="of:=[.$F43]/[.$A43]" office:value-type="float" office:value="463.44189048805" calcext:value-type="float">
            <text:p>463.44189048805</text:p>
          </table:table-cell>
          <table:table-cell table:number-columns-repeated="7"/>
        </table:table-row>
        <table:table-row table:style-name="ro1">
          <table:table-cell office:value-type="float" office:value="40" calcext:value-type="float">
            <text:p>40</text:p>
          </table:table-cell>
          <table:table-cell table:formula="of:=([.$B43]-[.$C43])*POWER(1+[$Parameters.$E$4];1/12)+[$Parameters.$B$4]" office:value-type="float" office:value="25200.3050503516" calcext:value-type="float">
            <text:p>25200.3050503516</text:p>
          </table:table-cell>
          <table:table-cell table:formula="of:=IF(MOD([.$A44];12)=1; ([.$B32]+[.$B35]+[.$B38]+[.$B41])/4*(1+[$Parameters.$C$4])*[$Parameters.$D$4])" office:value-type="float" office:value="0" calcext:value-type="float">
            <text:p>0</text:p>
          </table:table-cell>
          <table:table-cell table:formula="of:=([.$D43]-[.$E43])*POWER(1+[$Parameters.$E$4];1/12)+[$Parameters.$B$4]" office:value-type="float" office:value="43348.1754448923" calcext:value-type="float">
            <text:p>43348.1754448923</text:p>
          </table:table-cell>
          <table:table-cell office:value-type="float" office:value="0" calcext:value-type="float">
            <text:p>0</text:p>
          </table:table-cell>
          <table:table-cell table:formula="of:=[.$D44]-[.$B44]" office:value-type="float" office:value="18147.8703945406" calcext:value-type="float">
            <text:p>18147.8703945406</text:p>
          </table:table-cell>
          <table:table-cell table:formula="of:=[.$F44]/[.$B44]" office:value-type="float" office:value="0.720144869606941" calcext:value-type="float">
            <text:p>0.720144869606941</text:p>
          </table:table-cell>
          <table:table-cell table:formula="of:=[.$F44]/[.$A44]" office:value-type="float" office:value="453.696759863516" calcext:value-type="float">
            <text:p>453.696759863516</text:p>
          </table:table-cell>
          <table:table-cell table:number-columns-repeated="7"/>
        </table:table-row>
        <table:table-row table:style-name="ro1">
          <table:table-cell office:value-type="float" office:value="41" calcext:value-type="float">
            <text:p>41</text:p>
          </table:table-cell>
          <table:table-cell table:formula="of:=([.$B44]-[.$C44])*POWER(1+[$Parameters.$E$4];1/12)+[$Parameters.$B$4]" office:value-type="float" office:value="26302.9742125125" calcext:value-type="float">
            <text:p>26302.9742125125</text:p>
          </table:table-cell>
          <table:table-cell table:formula="of:=IF(MOD([.$A45];12)=1; ([.$B33]+[.$B36]+[.$B39]+[.$B42])/4*(1+[$Parameters.$C$4])*[$Parameters.$D$4])" office:value-type="float" office:value="0" calcext:value-type="float">
            <text:p>0</text:p>
          </table:table-cell>
          <table:table-cell table:formula="of:=([.$D44]-[.$E44])*POWER(1+[$Parameters.$E$4];1/12)+[$Parameters.$B$4]" office:value-type="float" office:value="44524.7812774501" calcext:value-type="float">
            <text:p>44524.7812774501</text:p>
          </table:table-cell>
          <table:table-cell office:value-type="float" office:value="0" calcext:value-type="float">
            <text:p>0</text:p>
          </table:table-cell>
          <table:table-cell table:formula="of:=[.$D45]-[.$B45]" office:value-type="float" office:value="18221.8070649376" calcext:value-type="float">
            <text:p>18221.8070649376</text:p>
          </table:table-cell>
          <table:table-cell table:formula="of:=[.$F45]/[.$B45]" office:value-type="float" office:value="0.69276603161742" calcext:value-type="float">
            <text:p>0.69276603161742</text:p>
          </table:table-cell>
          <table:table-cell table:formula="of:=[.$F45]/[.$A45]" office:value-type="float" office:value="444.434318657015" calcext:value-type="float">
            <text:p>444.434318657015</text:p>
          </table:table-cell>
          <table:table-cell table:number-columns-repeated="7"/>
        </table:table-row>
        <table:table-row table:style-name="ro1">
          <table:table-cell office:value-type="float" office:value="42" calcext:value-type="float">
            <text:p>42</text:p>
          </table:table-cell>
          <table:table-cell table:formula="of:=([.$B45]-[.$C45])*POWER(1+[$Parameters.$E$4];1/12)+[$Parameters.$B$4]" office:value-type="float" office:value="27410.1357853324" calcext:value-type="float">
            <text:p>27410.1357853324</text:p>
          </table:table-cell>
          <table:table-cell table:formula="of:=IF(MOD([.$A46];12)=1; ([.$B34]+[.$B37]+[.$B40]+[.$B43])/4*(1+[$Parameters.$C$4])*[$Parameters.$D$4])" office:value-type="float" office:value="0" calcext:value-type="float">
            <text:p>0</text:p>
          </table:table-cell>
          <table:table-cell table:formula="of:=([.$D45]-[.$E45])*POWER(1+[$Parameters.$E$4];1/12)+[$Parameters.$B$4]" office:value-type="float" office:value="45706.1807478143" calcext:value-type="float">
            <text:p>45706.1807478143</text:p>
          </table:table-cell>
          <table:table-cell office:value-type="float" office:value="0" calcext:value-type="float">
            <text:p>0</text:p>
          </table:table-cell>
          <table:table-cell table:formula="of:=[.$D46]-[.$B46]" office:value-type="float" office:value="18296.0449624819" calcext:value-type="float">
            <text:p>18296.0449624819</text:p>
          </table:table-cell>
          <table:table-cell table:formula="of:=[.$F46]/[.$B46]" office:value-type="float" office:value="0.667491949174234" calcext:value-type="float">
            <text:p>0.667491949174234</text:p>
          </table:table-cell>
          <table:table-cell table:formula="of:=[.$F46]/[.$A46]" office:value-type="float" office:value="435.620118154331" calcext:value-type="float">
            <text:p>435.620118154331</text:p>
          </table:table-cell>
          <table:table-cell table:number-columns-repeated="7"/>
        </table:table-row>
        <table:table-row table:style-name="ro1">
          <table:table-cell office:value-type="float" office:value="43" calcext:value-type="float">
            <text:p>43</text:p>
          </table:table-cell>
          <table:table-cell table:formula="of:=([.$B46]-[.$C46])*POWER(1+[$Parameters.$E$4];1/12)+[$Parameters.$B$4]" office:value-type="float" office:value="28521.8080714484" calcext:value-type="float">
            <text:p>28521.8080714484</text:p>
          </table:table-cell>
          <table:table-cell table:formula="of:=IF(MOD([.$A47];12)=1; ([.$B35]+[.$B38]+[.$B41]+[.$B44])/4*(1+[$Parameters.$C$4])*[$Parameters.$D$4])" office:value-type="float" office:value="0" calcext:value-type="float">
            <text:p>0</text:p>
          </table:table-cell>
          <table:table-cell table:formula="of:=([.$D46]-[.$E46])*POWER(1+[$Parameters.$E$4];1/12)+[$Parameters.$B$4]" office:value-type="float" office:value="46892.3933858587" calcext:value-type="float">
            <text:p>46892.3933858587</text:p>
          </table:table-cell>
          <table:table-cell office:value-type="float" office:value="0" calcext:value-type="float">
            <text:p>0</text:p>
          </table:table-cell>
          <table:table-cell table:formula="of:=[.$D47]-[.$B47]" office:value-type="float" office:value="18370.5853144103" calcext:value-type="float">
            <text:p>18370.5853144103</text:p>
          </table:table-cell>
          <table:table-cell table:formula="of:=[.$F47]/[.$B47]" office:value-type="float" office:value="0.644089086792503" calcext:value-type="float">
            <text:p>0.644089086792503</text:p>
          </table:table-cell>
          <table:table-cell table:formula="of:=[.$F47]/[.$A47]" office:value-type="float" office:value="427.222914288611" calcext:value-type="float">
            <text:p>427.222914288611</text:p>
          </table:table-cell>
          <table:table-cell table:number-columns-repeated="7"/>
        </table:table-row>
        <table:table-row table:style-name="ro1">
          <table:table-cell office:value-type="float" office:value="44" calcext:value-type="float">
            <text:p>44</text:p>
          </table:table-cell>
          <table:table-cell table:formula="of:=([.$B47]-[.$C47])*POWER(1+[$Parameters.$E$4];1/12)+[$Parameters.$B$4]" office:value-type="float" office:value="29638.009448065" calcext:value-type="float">
            <text:p>29638.009448065</text:p>
          </table:table-cell>
          <table:table-cell table:formula="of:=IF(MOD([.$A48];12)=1; ([.$B36]+[.$B39]+[.$B42]+[.$B45])/4*(1+[$Parameters.$C$4])*[$Parameters.$D$4])" office:value-type="float" office:value="0" calcext:value-type="float">
            <text:p>0</text:p>
          </table:table-cell>
          <table:table-cell table:formula="of:=([.$D47]-[.$E47])*POWER(1+[$Parameters.$E$4];1/12)+[$Parameters.$B$4]" office:value-type="float" office:value="48083.4388010242" calcext:value-type="float">
            <text:p>48083.4388010242</text:p>
          </table:table-cell>
          <table:table-cell office:value-type="float" office:value="0" calcext:value-type="float">
            <text:p>0</text:p>
          </table:table-cell>
          <table:table-cell table:formula="of:=[.$D48]-[.$B48]" office:value-type="float" office:value="18445.4293529592" calcext:value-type="float">
            <text:p>18445.4293529592</text:p>
          </table:table-cell>
          <table:table-cell table:formula="of:=[.$F48]/[.$B48]" office:value-type="float" office:value="0.622357226293534" calcext:value-type="float">
            <text:p>0.622357226293534</text:p>
          </table:table-cell>
          <table:table-cell table:formula="of:=[.$F48]/[.$A48]" office:value-type="float" office:value="419.214303476347" calcext:value-type="float">
            <text:p>419.214303476347</text:p>
          </table:table-cell>
          <table:table-cell table:number-columns-repeated="7"/>
        </table:table-row>
        <table:table-row table:style-name="ro1">
          <table:table-cell office:value-type="float" office:value="45" calcext:value-type="float">
            <text:p>45</text:p>
          </table:table-cell>
          <table:table-cell table:formula="of:=([.$B48]-[.$C48])*POWER(1+[$Parameters.$E$4];1/12)+[$Parameters.$B$4]" office:value-type="float" office:value="30758.7583672573" calcext:value-type="float">
            <text:p>30758.7583672573</text:p>
          </table:table-cell>
          <table:table-cell table:formula="of:=IF(MOD([.$A49];12)=1; ([.$B37]+[.$B40]+[.$B43]+[.$B46])/4*(1+[$Parameters.$C$4])*[$Parameters.$D$4])" office:value-type="float" office:value="0" calcext:value-type="float">
            <text:p>0</text:p>
          </table:table-cell>
          <table:table-cell table:formula="of:=([.$D48]-[.$E48])*POWER(1+[$Parameters.$E$4];1/12)+[$Parameters.$B$4]" office:value-type="float" office:value="49279.3366826431" calcext:value-type="float">
            <text:p>49279.3366826431</text:p>
          </table:table-cell>
          <table:table-cell office:value-type="float" office:value="0" calcext:value-type="float">
            <text:p>0</text:p>
          </table:table-cell>
          <table:table-cell table:formula="of:=[.$D49]-[.$B49]" office:value-type="float" office:value="18520.5783153857" calcext:value-type="float">
            <text:p>18520.5783153857</text:p>
          </table:table-cell>
          <table:table-cell table:formula="of:=[.$F49]/[.$B49]" office:value-type="float" office:value="0.6021237299065" calcext:value-type="float">
            <text:p>0.6021237299065</text:p>
          </table:table-cell>
          <table:table-cell table:formula="of:=[.$F49]/[.$A49]" office:value-type="float" office:value="411.568407008572" calcext:value-type="float">
            <text:p>411.568407008572</text:p>
          </table:table-cell>
          <table:table-cell table:number-columns-repeated="7"/>
        </table:table-row>
        <table:table-row table:style-name="ro1">
          <table:table-cell office:value-type="float" office:value="46" calcext:value-type="float">
            <text:p>46</text:p>
          </table:table-cell>
          <table:table-cell table:formula="of:=([.$B49]-[.$C49])*POWER(1+[$Parameters.$E$4];1/12)+[$Parameters.$B$4]" office:value-type="float" office:value="31884.0733562768" calcext:value-type="float">
            <text:p>31884.0733562768</text:p>
          </table:table-cell>
          <table:table-cell table:formula="of:=IF(MOD([.$A50];12)=1; ([.$B38]+[.$B41]+[.$B44]+[.$B47])/4*(1+[$Parameters.$C$4])*[$Parameters.$D$4])" office:value-type="float" office:value="0" calcext:value-type="float">
            <text:p>0</text:p>
          </table:table-cell>
          <table:table-cell table:formula="of:=([.$D49]-[.$E49])*POWER(1+[$Parameters.$E$4];1/12)+[$Parameters.$B$4]" office:value-type="float" office:value="50480.1068002642" calcext:value-type="float">
            <text:p>50480.1068002642</text:p>
          </table:table-cell>
          <table:table-cell office:value-type="float" office:value="0" calcext:value-type="float">
            <text:p>0</text:p>
          </table:table-cell>
          <table:table-cell table:formula="of:=[.$D50]-[.$B50]" office:value-type="float" office:value="18596.0334439874" calcext:value-type="float">
            <text:p>18596.0334439874</text:p>
          </table:table-cell>
          <table:table-cell table:formula="of:=[.$F50]/[.$B50]" office:value-type="float" office:value="0.583238949308416" calcext:value-type="float">
            <text:p>0.583238949308416</text:p>
          </table:table-cell>
          <table:table-cell table:formula="of:=[.$F50]/[.$A50]" office:value-type="float" office:value="404.261596608421" calcext:value-type="float">
            <text:p>404.261596608421</text:p>
          </table:table-cell>
          <table:table-cell table:number-columns-repeated="7"/>
        </table:table-row>
        <table:table-row table:style-name="ro1">
          <table:table-cell office:value-type="float" office:value="47" calcext:value-type="float">
            <text:p>47</text:p>
          </table:table-cell>
          <table:table-cell table:formula="of:=([.$B50]-[.$C50])*POWER(1+[$Parameters.$E$4];1/12)+[$Parameters.$B$4]" office:value-type="float" office:value="33013.9730178572" calcext:value-type="float">
            <text:p>33013.9730178572</text:p>
          </table:table-cell>
          <table:table-cell table:formula="of:=IF(MOD([.$A51];12)=1; ([.$B39]+[.$B42]+[.$B45]+[.$B48])/4*(1+[$Parameters.$C$4])*[$Parameters.$D$4])" office:value-type="float" office:value="0" calcext:value-type="float">
            <text:p>0</text:p>
          </table:table-cell>
          <table:table-cell table:formula="of:=([.$D50]-[.$E50])*POWER(1+[$Parameters.$E$4];1/12)+[$Parameters.$B$4]" office:value-type="float" office:value="51685.7690039803" calcext:value-type="float">
            <text:p>51685.7690039803</text:p>
          </table:table-cell>
          <table:table-cell office:value-type="float" office:value="0" calcext:value-type="float">
            <text:p>0</text:p>
          </table:table-cell>
          <table:table-cell table:formula="of:=[.$D51]-[.$B51]" office:value-type="float" office:value="18671.795986123" calcext:value-type="float">
            <text:p>18671.795986123</text:p>
          </table:table-cell>
          <table:table-cell table:formula="of:=[.$F51]/[.$B51]" office:value-type="float" office:value="0.565572522156709" calcext:value-type="float">
            <text:p>0.565572522156709</text:p>
          </table:table-cell>
          <table:table-cell table:formula="of:=[.$F51]/[.$A51]" office:value-type="float" office:value="397.272255023895" calcext:value-type="float">
            <text:p>397.272255023895</text:p>
          </table:table-cell>
          <table:table-cell table:number-columns-repeated="7"/>
        </table:table-row>
        <table:table-row table:style-name="ro1">
          <table:table-cell office:value-type="float" office:value="48" calcext:value-type="float">
            <text:p>48</text:p>
          </table:table-cell>
          <table:table-cell table:formula="of:=([.$B51]-[.$C51])*POWER(1+[$Parameters.$E$4];1/12)+[$Parameters.$B$4]" office:value-type="float" office:value="34148.476030522" calcext:value-type="float">
            <text:p>34148.476030522</text:p>
          </table:table-cell>
          <table:table-cell table:formula="of:=IF(MOD([.$A52];12)=1; ([.$B40]+[.$B43]+[.$B46]+[.$B49])/4*(1+[$Parameters.$C$4])*[$Parameters.$D$4])" office:value-type="float" office:value="0" calcext:value-type="float">
            <text:p>0</text:p>
          </table:table-cell>
          <table:table-cell table:formula="of:=([.$D51]-[.$E51])*POWER(1+[$Parameters.$E$4];1/12)+[$Parameters.$B$4]" office:value-type="float" office:value="52896.3432247556" calcext:value-type="float">
            <text:p>52896.3432247556</text:p>
          </table:table-cell>
          <table:table-cell office:value-type="float" office:value="0" calcext:value-type="float">
            <text:p>0</text:p>
          </table:table-cell>
          <table:table-cell table:formula="of:=[.$D52]-[.$B52]" office:value-type="float" office:value="18747.8671942335" calcext:value-type="float">
            <text:p>18747.8671942335</text:p>
          </table:table-cell>
          <table:table-cell table:formula="of:=[.$F52]/[.$B52]" office:value-type="float" office:value="0.54901036220406" calcext:value-type="float">
            <text:p>0.54901036220406</text:p>
          </table:table-cell>
          <table:table-cell table:formula="of:=[.$F52]/[.$A52]" office:value-type="float" office:value="390.580566546532" calcext:value-type="float">
            <text:p>390.580566546532</text:p>
          </table:table-cell>
          <table:table-cell table:number-columns-repeated="7"/>
        </table:table-row>
        <table:table-row table:style-name="ro1">
          <table:table-cell office:value-type="float" office:value="49" calcext:value-type="float">
            <text:p>49</text:p>
          </table:table-cell>
          <table:table-cell table:formula="of:=([.$B52]-[.$C52])*POWER(1+[$Parameters.$E$4];1/12)+[$Parameters.$B$4]" office:value-type="float" office:value="35287.6011488933" calcext:value-type="float">
            <text:p>35287.6011488933</text:p>
          </table:table-cell>
          <table:table-cell table:formula="of:=IF(MOD([.$A53];12)=1; ([.$B41]+[.$B44]+[.$B47]+[.$B50])/4*(1+[$Parameters.$C$4])*[$Parameters.$D$4])" office:value-type="float" office:value="10914.6937525337" calcext:value-type="float">
            <text:p>10914.6937525337</text:p>
          </table:table-cell>
          <table:table-cell table:formula="of:=([.$D52]-[.$E52])*POWER(1+[$Parameters.$E$4];1/12)+[$Parameters.$B$4]" office:value-type="float" office:value="54111.8494747556" calcext:value-type="float">
            <text:p>54111.8494747556</text:p>
          </table:table-cell>
          <table:table-cell office:value-type="float" office:value="0" calcext:value-type="float">
            <text:p>0</text:p>
          </table:table-cell>
          <table:table-cell table:formula="of:=[.$D53]-[.$B53]" office:value-type="float" office:value="18824.2483258623" calcext:value-type="float">
            <text:p>18824.2483258623</text:p>
          </table:table-cell>
          <table:table-cell table:formula="of:=[.$F53]/[.$B53]" office:value-type="float" office:value="0.533452196040042" calcext:value-type="float">
            <text:p>0.533452196040042</text:p>
          </table:table-cell>
          <table:table-cell table:formula="of:=[.$F53]/[.$A53]" office:value-type="float" office:value="384.168333180862" calcext:value-type="float">
            <text:p>384.168333180862</text:p>
          </table:table-cell>
          <table:table-cell table:number-columns-repeated="7"/>
        </table:table-row>
        <table:table-row table:style-name="ro1">
          <table:table-cell office:value-type="float" office:value="50" calcext:value-type="float">
            <text:p>50</text:p>
          </table:table-cell>
          <table:table-cell table:formula="of:=([.$B53]-[.$C53])*POWER(1+[$Parameters.$E$4];1/12)+[$Parameters.$B$4]" office:value-type="float" office:value="25472.2056380598" calcext:value-type="float">
            <text:p>25472.2056380598</text:p>
          </table:table-cell>
          <table:table-cell table:formula="of:=IF(MOD([.$A54];12)=1; ([.$B42]+[.$B45]+[.$B48]+[.$B51])/4*(1+[$Parameters.$C$4])*[$Parameters.$D$4])" office:value-type="float" office:value="0" calcext:value-type="float">
            <text:p>0</text:p>
          </table:table-cell>
          <table:table-cell table:formula="of:=([.$D53]-[.$E53])*POWER(1+[$Parameters.$E$4];1/12)+[$Parameters.$B$4]" office:value-type="float" office:value="55332.3078476779" calcext:value-type="float">
            <text:p>55332.3078476779</text:p>
          </table:table-cell>
          <table:table-cell office:value-type="float" office:value="0" calcext:value-type="float">
            <text:p>0</text:p>
          </table:table-cell>
          <table:table-cell table:formula="of:=[.$D54]-[.$B54]" office:value-type="float" office:value="29860.1022096181" calcext:value-type="float">
            <text:p>29860.1022096181</text:p>
          </table:table-cell>
          <table:table-cell table:formula="of:=[.$F54]/[.$B54]" office:value-type="float" office:value="1.17226213677398" calcext:value-type="float">
            <text:p>1.17226213677398</text:p>
          </table:table-cell>
          <table:table-cell table:formula="of:=[.$F54]/[.$A54]" office:value-type="float" office:value="597.202044192362" calcext:value-type="float">
            <text:p>597.202044192362</text:p>
          </table:table-cell>
          <table:table-cell table:number-columns-repeated="7"/>
        </table:table-row>
        <table:table-row table:style-name="ro1">
          <table:table-cell office:value-type="float" office:value="51" calcext:value-type="float">
            <text:p>51</text:p>
          </table:table-cell>
          <table:table-cell table:formula="of:=([.$B54]-[.$C54])*POWER(1+[$Parameters.$E$4];1/12)+[$Parameters.$B$4]" office:value-type="float" office:value="26575.9825568718" calcext:value-type="float">
            <text:p>26575.9825568718</text:p>
          </table:table-cell>
          <table:table-cell table:formula="of:=IF(MOD([.$A55];12)=1; ([.$B43]+[.$B46]+[.$B49]+[.$B52])/4*(1+[$Parameters.$C$4])*[$Parameters.$D$4])" office:value-type="float" office:value="0" calcext:value-type="float">
            <text:p>0</text:p>
          </table:table-cell>
          <table:table-cell table:formula="of:=([.$D54]-[.$E54])*POWER(1+[$Parameters.$E$4];1/12)+[$Parameters.$B$4]" office:value-type="float" office:value="56557.7385190842" calcext:value-type="float">
            <text:p>56557.7385190842</text:p>
          </table:table-cell>
          <table:table-cell office:value-type="float" office:value="0" calcext:value-type="float">
            <text:p>0</text:p>
          </table:table-cell>
          <table:table-cell table:formula="of:=[.$D55]-[.$B55]" office:value-type="float" office:value="29981.7559622125" calcext:value-type="float">
            <text:p>29981.7559622125</text:p>
          </table:table-cell>
          <table:table-cell table:formula="of:=[.$F55]/[.$B55]" office:value-type="float" office:value="1.12815230436175" calcext:value-type="float">
            <text:p>1.12815230436175</text:p>
          </table:table-cell>
          <table:table-cell table:formula="of:=[.$F55]/[.$A55]" office:value-type="float" office:value="587.877567886519" calcext:value-type="float">
            <text:p>587.877567886519</text:p>
          </table:table-cell>
          <table:table-cell table:number-columns-repeated="7"/>
        </table:table-row>
        <table:table-row table:style-name="ro1">
          <table:table-cell office:value-type="float" office:value="52" calcext:value-type="float">
            <text:p>52</text:p>
          </table:table-cell>
          <table:table-cell table:formula="of:=([.$B55]-[.$C55])*POWER(1+[$Parameters.$E$4];1/12)+[$Parameters.$B$4]" office:value-type="float" office:value="27684.2563994805" calcext:value-type="float">
            <text:p>27684.2563994805</text:p>
          </table:table-cell>
          <table:table-cell table:formula="of:=IF(MOD([.$A56];12)=1; ([.$B44]+[.$B47]+[.$B50]+[.$B53])/4*(1+[$Parameters.$C$4])*[$Parameters.$D$4])" office:value-type="float" office:value="0" calcext:value-type="float">
            <text:p>0</text:p>
          </table:table-cell>
          <table:table-cell table:formula="of:=([.$D55]-[.$E55])*POWER(1+[$Parameters.$E$4];1/12)+[$Parameters.$B$4]" office:value-type="float" office:value="57788.1617467342" calcext:value-type="float">
            <text:p>57788.1617467342</text:p>
          </table:table-cell>
          <table:table-cell office:value-type="float" office:value="0" calcext:value-type="float">
            <text:p>0</text:p>
          </table:table-cell>
          <table:table-cell table:formula="of:=[.$D56]-[.$B56]" office:value-type="float" office:value="30103.9053472537" calcext:value-type="float">
            <text:p>30103.9053472537</text:p>
          </table:table-cell>
          <table:table-cell table:formula="of:=[.$F56]/[.$B56]" office:value-type="float" office:value="1.08740162324961" calcext:value-type="float">
            <text:p>1.08740162324961</text:p>
          </table:table-cell>
          <table:table-cell table:formula="of:=[.$F56]/[.$A56]" office:value-type="float" office:value="578.921256677955" calcext:value-type="float">
            <text:p>578.921256677955</text:p>
          </table:table-cell>
          <table:table-cell table:number-columns-repeated="7"/>
        </table:table-row>
        <table:table-row table:style-name="ro1">
          <table:table-cell office:value-type="float" office:value="53" calcext:value-type="float">
            <text:p>53</text:p>
          </table:table-cell>
          <table:table-cell table:formula="of:=([.$B56]-[.$C56])*POWER(1+[$Parameters.$E$4];1/12)+[$Parameters.$B$4]" office:value-type="float" office:value="28797.0454869103" calcext:value-type="float">
            <text:p>28797.0454869103</text:p>
          </table:table-cell>
          <table:table-cell table:formula="of:=IF(MOD([.$A57];12)=1; ([.$B45]+[.$B48]+[.$B51]+[.$B54])/4*(1+[$Parameters.$C$4])*[$Parameters.$D$4])" office:value-type="float" office:value="0" calcext:value-type="float">
            <text:p>0</text:p>
          </table:table-cell>
          <table:table-cell table:formula="of:=([.$D56]-[.$E56])*POWER(1+[$Parameters.$E$4];1/12)+[$Parameters.$B$4]" office:value-type="float" office:value="59023.5978709199" calcext:value-type="float">
            <text:p>59023.5978709199</text:p>
          </table:table-cell>
          <table:table-cell office:value-type="float" office:value="0" calcext:value-type="float">
            <text:p>0</text:p>
          </table:table-cell>
          <table:table-cell table:formula="of:=[.$D57]-[.$B57]" office:value-type="float" office:value="30226.5523840096" calcext:value-type="float">
            <text:p>30226.5523840096</text:p>
          </table:table-cell>
          <table:table-cell table:formula="of:=[.$F57]/[.$B57]" office:value-type="float" office:value="1.04964074865767" calcext:value-type="float">
            <text:p>1.04964074865767</text:p>
          </table:table-cell>
          <table:table-cell table:formula="of:=[.$F57]/[.$A57]" office:value-type="float" office:value="570.312309132257" calcext:value-type="float">
            <text:p>570.312309132257</text:p>
          </table:table-cell>
          <table:table-cell table:number-columns-repeated="7"/>
        </table:table-row>
        <table:table-row table:style-name="ro1">
          <table:table-cell office:value-type="float" office:value="54" calcext:value-type="float">
            <text:p>54</text:p>
          </table:table-cell>
          <table:table-cell table:formula="of:=([.$B57]-[.$C57])*POWER(1+[$Parameters.$E$4];1/12)+[$Parameters.$B$4]" office:value-type="float" office:value="29914.3682148273" calcext:value-type="float">
            <text:p>29914.3682148273</text:p>
          </table:table-cell>
          <table:table-cell table:formula="of:=IF(MOD([.$A58];12)=1; ([.$B46]+[.$B49]+[.$B52]+[.$B55])/4*(1+[$Parameters.$C$4])*[$Parameters.$D$4])" office:value-type="float" office:value="0" calcext:value-type="float">
            <text:p>0</text:p>
          </table:table-cell>
          <table:table-cell table:formula="of:=([.$D57]-[.$E57])*POWER(1+[$Parameters.$E$4];1/12)+[$Parameters.$B$4]" office:value-type="float" office:value="60264.0673148023" calcext:value-type="float">
            <text:p>60264.0673148023</text:p>
          </table:table-cell>
          <table:table-cell office:value-type="float" office:value="0" calcext:value-type="float">
            <text:p>0</text:p>
          </table:table-cell>
          <table:table-cell table:formula="of:=[.$D58]-[.$B58]" office:value-type="float" office:value="30349.699099975" calcext:value-type="float">
            <text:p>30349.699099975</text:p>
          </table:table-cell>
          <table:table-cell table:formula="of:=[.$F58]/[.$B58]" office:value-type="float" office:value="1.01455256825153" calcext:value-type="float">
            <text:p>1.01455256825153</text:p>
          </table:table-cell>
          <table:table-cell table:formula="of:=[.$F58]/[.$A58]" office:value-type="float" office:value="562.031464814352" calcext:value-type="float">
            <text:p>562.031464814352</text:p>
          </table:table-cell>
          <table:table-cell table:number-columns-repeated="7"/>
        </table:table-row>
        <table:table-row table:style-name="ro1">
          <table:table-cell office:value-type="float" office:value="55" calcext:value-type="float">
            <text:p>55</text:p>
          </table:table-cell>
          <table:table-cell table:formula="of:=([.$B58]-[.$C58])*POWER(1+[$Parameters.$E$4];1/12)+[$Parameters.$B$4]" office:value-type="float" office:value="31036.2430538441" calcext:value-type="float">
            <text:p>31036.2430538441</text:p>
          </table:table-cell>
          <table:table-cell table:formula="of:=IF(MOD([.$A59];12)=1; ([.$B47]+[.$B50]+[.$B53]+[.$B56])/4*(1+[$Parameters.$C$4])*[$Parameters.$D$4])" office:value-type="float" office:value="0" calcext:value-type="float">
            <text:p>0</text:p>
          </table:table-cell>
          <table:table-cell table:formula="of:=([.$D58]-[.$E58])*POWER(1+[$Parameters.$E$4];1/12)+[$Parameters.$B$4]" office:value-type="float" office:value="61509.5905847489" calcext:value-type="float">
            <text:p>61509.5905847489</text:p>
          </table:table-cell>
          <table:table-cell office:value-type="float" office:value="0" calcext:value-type="float">
            <text:p>0</text:p>
          </table:table-cell>
          <table:table-cell table:formula="of:=[.$D59]-[.$B59]" office:value-type="float" office:value="30473.3475309048" calcext:value-type="float">
            <text:p>30473.3475309048</text:p>
          </table:table-cell>
          <table:table-cell table:formula="of:=[.$F59]/[.$B59]" office:value-type="float" office:value="0.981863284097794" calcext:value-type="float">
            <text:p>0.981863284097794</text:p>
          </table:table-cell>
          <table:table-cell table:formula="of:=[.$F59]/[.$A59]" office:value-type="float" office:value="554.060864198269" calcext:value-type="float">
            <text:p>554.060864198269</text:p>
          </table:table-cell>
          <table:table-cell table:number-columns-repeated="7"/>
        </table:table-row>
        <table:table-row table:style-name="ro1">
          <table:table-cell office:value-type="float" office:value="56" calcext:value-type="float">
            <text:p>56</text:p>
          </table:table-cell>
          <table:table-cell table:formula="of:=([.$B59]-[.$C59])*POWER(1+[$Parameters.$E$4];1/12)+[$Parameters.$B$4]" office:value-type="float" office:value="32162.6885498249" calcext:value-type="float">
            <text:p>32162.6885498249</text:p>
          </table:table-cell>
          <table:table-cell table:formula="of:=IF(MOD([.$A60];12)=1; ([.$B48]+[.$B51]+[.$B54]+[.$B57])/4*(1+[$Parameters.$C$4])*[$Parameters.$D$4])" office:value-type="float" office:value="0" calcext:value-type="float">
            <text:p>0</text:p>
          </table:table-cell>
          <table:table-cell table:formula="of:=([.$D59]-[.$E59])*POWER(1+[$Parameters.$E$4];1/12)+[$Parameters.$B$4]" office:value-type="float" office:value="62760.1882706727" calcext:value-type="float">
            <text:p>62760.1882706727</text:p>
          </table:table-cell>
          <table:table-cell office:value-type="float" office:value="0" calcext:value-type="float">
            <text:p>0</text:p>
          </table:table-cell>
          <table:table-cell table:formula="of:=[.$D60]-[.$B60]" office:value-type="float" office:value="30597.4997208478" calcext:value-type="float">
            <text:p>30597.4997208478</text:p>
          </table:table-cell>
          <table:table-cell table:formula="of:=[.$F60]/[.$B60]" office:value-type="float" office:value="0.951335261461355" calcext:value-type="float">
            <text:p>0.951335261461355</text:p>
          </table:table-cell>
          <table:table-cell table:formula="of:=[.$F60]/[.$A60]" office:value-type="float" office:value="546.383923586568" calcext:value-type="float">
            <text:p>546.383923586568</text:p>
          </table:table-cell>
          <table:table-cell table:number-columns-repeated="7"/>
        </table:table-row>
        <table:table-row table:style-name="ro1">
          <table:table-cell office:value-type="float" office:value="57" calcext:value-type="float">
            <text:p>57</text:p>
          </table:table-cell>
          <table:table-cell table:formula="of:=([.$B60]-[.$C60])*POWER(1+[$Parameters.$E$4];1/12)+[$Parameters.$B$4]" office:value-type="float" office:value="33293.7233241918" calcext:value-type="float">
            <text:p>33293.7233241918</text:p>
          </table:table-cell>
          <table:table-cell table:formula="of:=IF(MOD([.$A61];12)=1; ([.$B49]+[.$B52]+[.$B55]+[.$B58])/4*(1+[$Parameters.$C$4])*[$Parameters.$D$4])" office:value-type="float" office:value="0" calcext:value-type="float">
            <text:p>0</text:p>
          </table:table-cell>
          <table:table-cell table:formula="of:=([.$D60]-[.$E60])*POWER(1+[$Parameters.$E$4];1/12)+[$Parameters.$B$4]" office:value-type="float" office:value="64015.8810463725" calcext:value-type="float">
            <text:p>64015.8810463725</text:p>
          </table:table-cell>
          <table:table-cell office:value-type="float" office:value="0" calcext:value-type="float">
            <text:p>0</text:p>
          </table:table-cell>
          <table:table-cell table:formula="of:=[.$D61]-[.$B61]" office:value-type="float" office:value="30722.1577221807" calcext:value-type="float">
            <text:p>30722.1577221807</text:p>
          </table:table-cell>
          <table:table-cell table:formula="of:=[.$F61]/[.$B61]" office:value-type="float" office:value="0.922761249110802" calcext:value-type="float">
            <text:p>0.922761249110802</text:p>
          </table:table-cell>
          <table:table-cell table:formula="of:=[.$F61]/[.$A61]" office:value-type="float" office:value="538.985223196153" calcext:value-type="float">
            <text:p>538.985223196153</text:p>
          </table:table-cell>
          <table:table-cell table:number-columns-repeated="7"/>
        </table:table-row>
        <table:table-row table:style-name="ro1">
          <table:table-cell office:value-type="float" office:value="58" calcext:value-type="float">
            <text:p>58</text:p>
          </table:table-cell>
          <table:table-cell table:formula="of:=([.$B61]-[.$C61])*POWER(1+[$Parameters.$E$4];1/12)+[$Parameters.$B$4]" office:value-type="float" office:value="34429.3660742331" calcext:value-type="float">
            <text:p>34429.3660742331</text:p>
          </table:table-cell>
          <table:table-cell table:formula="of:=IF(MOD([.$A62];12)=1; ([.$B50]+[.$B53]+[.$B56]+[.$B59])/4*(1+[$Parameters.$C$4])*[$Parameters.$D$4])" office:value-type="float" office:value="0" calcext:value-type="float">
            <text:p>0</text:p>
          </table:table-cell>
          <table:table-cell table:formula="of:=([.$D61]-[.$E61])*POWER(1+[$Parameters.$E$4];1/12)+[$Parameters.$B$4]" office:value-type="float" office:value="65276.6896698748" calcext:value-type="float">
            <text:p>65276.6896698748</text:p>
          </table:table-cell>
          <table:table-cell office:value-type="float" office:value="0" calcext:value-type="float">
            <text:p>0</text:p>
          </table:table-cell>
          <table:table-cell table:formula="of:=[.$D62]-[.$B62]" office:value-type="float" office:value="30847.3235956416" calcext:value-type="float">
            <text:p>30847.3235956416</text:p>
          </table:table-cell>
          <table:table-cell table:formula="of:=[.$F62]/[.$B62]" office:value-type="float" office:value="0.895959673760236" calcext:value-type="float">
            <text:p>0.895959673760236</text:p>
          </table:table-cell>
          <table:table-cell table:formula="of:=[.$F62]/[.$A62]" office:value-type="float" office:value="531.850406821407" calcext:value-type="float">
            <text:p>531.850406821407</text:p>
          </table:table-cell>
          <table:table-cell table:number-columns-repeated="7"/>
        </table:table-row>
        <table:table-row table:style-name="ro1">
          <table:table-cell office:value-type="float" office:value="59" calcext:value-type="float">
            <text:p>59</text:p>
          </table:table-cell>
          <table:table-cell table:formula="of:=([.$B62]-[.$C62])*POWER(1+[$Parameters.$E$4];1/12)+[$Parameters.$B$4]" office:value-type="float" office:value="35569.6355734121" calcext:value-type="float">
            <text:p>35569.6355734121</text:p>
          </table:table-cell>
          <table:table-cell table:formula="of:=IF(MOD([.$A63];12)=1; ([.$B51]+[.$B54]+[.$B57]+[.$B60])/4*(1+[$Parameters.$C$4])*[$Parameters.$D$4])" office:value-type="float" office:value="0" calcext:value-type="float">
            <text:p>0</text:p>
          </table:table-cell>
          <table:table-cell table:formula="of:=([.$D62]-[.$E62])*POWER(1+[$Parameters.$E$4];1/12)+[$Parameters.$B$4]" office:value-type="float" office:value="66542.6349837766" calcext:value-type="float">
            <text:p>66542.6349837766</text:p>
          </table:table-cell>
          <table:table-cell office:value-type="float" office:value="0" calcext:value-type="float">
            <text:p>0</text:p>
          </table:table-cell>
          <table:table-cell table:formula="of:=[.$D63]-[.$B63]" office:value-type="float" office:value="30972.9994103645" calcext:value-type="float">
            <text:p>30972.9994103645</text:p>
          </table:table-cell>
          <table:table-cell table:formula="of:=[.$F63]/[.$B63]" office:value-type="float" office:value="0.87077078274922" calcext:value-type="float">
            <text:p>0.87077078274922</text:p>
          </table:table-cell>
          <table:table-cell table:formula="of:=[.$F63]/[.$A63]" office:value-type="float" office:value="524.966091701094" calcext:value-type="float">
            <text:p>524.966091701094</text:p>
          </table:table-cell>
          <table:table-cell table:number-columns-repeated="7"/>
        </table:table-row>
        <table:table-row table:style-name="ro1">
          <table:table-cell office:value-type="float" office:value="60" calcext:value-type="float">
            <text:p>60</text:p>
          </table:table-cell>
          <table:table-cell table:formula="of:=([.$B63]-[.$C63])*POWER(1+[$Parameters.$E$4];1/12)+[$Parameters.$B$4]" office:value-type="float" office:value="36714.5506716774" calcext:value-type="float">
            <text:p>36714.5506716774</text:p>
          </table:table-cell>
          <table:table-cell table:formula="of:=IF(MOD([.$A64];12)=1; ([.$B52]+[.$B55]+[.$B58]+[.$B61])/4*(1+[$Parameters.$C$4])*[$Parameters.$D$4])" office:value-type="float" office:value="0" calcext:value-type="float">
            <text:p>0</text:p>
          </table:table-cell>
          <table:table-cell table:formula="of:=([.$D63]-[.$E63])*POWER(1+[$Parameters.$E$4];1/12)+[$Parameters.$B$4]" office:value-type="float" office:value="67813.7379155907" calcext:value-type="float">
            <text:p>67813.7379155907</text:p>
          </table:table-cell>
          <table:table-cell office:value-type="float" office:value="0" calcext:value-type="float">
            <text:p>0</text:p>
          </table:table-cell>
          <table:table-cell table:formula="of:=[.$D64]-[.$B64]" office:value-type="float" office:value="31099.1872439132" calcext:value-type="float">
            <text:p>31099.1872439132</text:p>
          </table:table-cell>
          <table:table-cell table:formula="of:=[.$F64]/[.$B64]" office:value-type="float" office:value="0.84705346177378" calcext:value-type="float">
            <text:p>0.84705346177378</text:p>
          </table:table-cell>
          <table:table-cell table:formula="of:=[.$F64]/[.$A64]" office:value-type="float" office:value="518.319787398554" calcext:value-type="float">
            <text:p>518.319787398554</text:p>
          </table:table-cell>
          <table:table-cell table:number-columns-repeated="7"/>
        </table:table-row>
      </table:table>
      <table:table table:name="Parameters" table:style-name="ta1">
        <table:table-column table:style-name="co1" table:number-columns-repeated="1023" table:default-cell-style-name="Default"/>
        <table:table-row table:style-name="ro1">
          <table:table-cell office:value-type="string" calcext:value-type="string">
            <text:p>Parameters</text:p>
          </table:table-cell>
          <table:table-cell table:number-columns-repeated="1022"/>
        </table:table-row>
        <table:table-row table:style-name="ro1">
          <table:table-cell table:number-columns-repeated="1023"/>
        </table:table-row>
        <table:table-row table:style-name="ro3">
          <table:table-cell table:style-name="ce4" office:value-type="string" calcext:value-type="string">
            <text:p>Monthly gross income</text:p>
          </table:table-cell>
          <table:table-cell table:style-name="ce4" office:value-type="string" calcext:value-type="string">
            <text:p>Monthly savings</text:p>
          </table:table-cell>
          <table:table-cell table:style-name="ce2" office:value-type="string" calcext:value-type="string">
            <text:p>Statslåneränta</text:p>
          </table:table-cell>
          <table:table-cell table:style-name="ce2" office:value-type="string" calcext:value-type="string">
            <text:p>Income tax</text:p>
          </table:table-cell>
          <table:table-cell table:style-name="ce2" office:value-type="string" calcext:value-type="string">
            <text:p>Yearly interest rate</text:p>
          </table:table-cell>
          <table:table-cell table:style-name="ce4" table:number-columns-repeated="3"/>
          <table:table-cell/>
          <table:table-cell table:style-name="ce4" table:number-columns-repeated="1014"/>
        </table:table-row>
        <table:table-row table:style-name="ro1">
          <table:table-cell office:value-type="float" office:value="52000" calcext:value-type="float">
            <text:p>52000</text:p>
          </table:table-cell>
          <table:table-cell office:value-type="float" office:value="1000" calcext:value-type="float">
            <text:p>1000</text:p>
          </table:table-cell>
          <table:table-cell office:value-type="float" office:value="0.248" calcext:value-type="float">
            <text:p>0.248</text:p>
          </table:table-cell>
          <table:table-cell office:value-type="float" office:value="0.3" calcext:value-type="float">
            <text:p>0.3</text:p>
          </table:table-cell>
          <table:table-cell office:value-type="float" office:value="0.05" calcext:value-type="float">
            <text:p>0.05</text:p>
          </table:table-cell>
          <table:table-cell table:number-columns-repeated="1018"/>
        </table:table-row>
      </table:table>
      <table:table table:name="Notes" table:style-name="ta1">
        <table:table-column table:style-name="co1" table:default-cell-style-name="ce4"/>
        <table:table-column table:style-name="co2" table:default-cell-style-name="ce4"/>
        <table:table-column table:style-name="co3" table:default-cell-style-name="ce4"/>
        <table:table-column table:style-name="co1" table:number-columns-repeated="2" table:default-cell-style-name="ce4"/>
        <table:table-row table:style-name="ro4">
          <table:table-cell office:value-type="string" calcext:value-type="string">
            <text:p>Notes</text:p>
          </table:table-cell>
          <table:table-cell table:number-columns-repeated="4"/>
        </table:table-row>
        <table:table-row table:style-name="ro1">
          <table:table-cell table:number-columns-repeated="5"/>
        </table:table-row>
        <table:table-row table:style-name="ro4">
          <table:table-cell office:value-type="string" calcext:value-type="string">
            <text:p>Definitions</text:p>
          </table:table-cell>
          <table:table-cell office:value-type="string" calcext:value-type="string">
            <text:p>Description</text:p>
          </table:table-cell>
          <table:table-cell office:value-type="string" calcext:value-type="string">
            <text:p>Interpretation</text:p>
          </table:table-cell>
          <table:table-cell table:number-columns-repeated="2"/>
        </table:table-row>
        <table:table-row table:style-name="ro5">
          <table:table-cell office:value-type="string" calcext:value-type="string">
            <text:p>Benefit</text:p>
          </table:table-cell>
          <table:table-cell office:value-type="string" calcext:value-type="string">
            <text:p>A benefit is any form of compensation offered by an employer to cover expenses for a private life. These benefit are either taxable or not.</text:p>
          </table:table-cell>
          <table:table-cell office:value-type="string" calcext:value-type="string">
            <text:p>Löneväxling (LV) is a taxable benefit so an individual is allowed to make the decision if it is financially beneficial based on the taxes and risk in illiquid assets.</text:p>
          </table:table-cell>
          <table:table-cell office:value-type="string" calcext:value-type="string">
            <text:p>https://www.saldoredo.se/artiklar/formansbeskattning-vad-ar-det-och-hur-fungerar-det</text:p>
          </table:table-cell>
          <table:table-cell/>
        </table:table-row>
        <table:table-row table:style-name="ro6">
          <table:table-cell office:value-type="string" calcext:value-type="string">
            <text:p>Tax</text:p>
          </table:table-cell>
          <table:table-cell office:value-type="string" calcext:value-type="string">
            <text:p>Taxes are payed depending on income amount, savings type, etc.</text:p>
          </table:table-cell>
          <table:table-cell office:value-type="string" calcext:value-type="string">
            <text:p>Each month income tax is paid by referring to a table, ISK is based on a tax unit statslåneränta (slr) and fixed tax rate (s), etc. For LV, the income tax is lowered because the money is locked in an account and taxes are paid once the pension starts paying out.</text:p>
          </table:table-cell>
          <table:table-cell office:value-type="string" calcext:value-type="string">
            <text:p>https://www.unionen.se/rad-och-stod/lonevaxling-mot-skattepliktig-forman-over-inkomsttak</text:p>
          </table:table-cell>
          <table:table-cell/>
        </table:table-row>
        <table:table-row table:style-name="ro7">
          <table:table-cell office:value-type="string" calcext:value-type="string">
            <text:p>Interest</text:p>
          </table:table-cell>
          <table:table-cell office:value-type="string" calcext:value-type="string">
            <text:p>Interest rates provide returns based on a percentage of capital.</text:p>
          </table:table-cell>
          <table:table-cell office:value-type="string" calcext:value-type="string">
            <text:p>Interests rates are usually averaged over the year and divided into different periods, usually months.</text:p>
          </table:table-cell>
          <table:table-cell table:number-columns-repeated="2"/>
        </table:table-row>
        <table:table-row table:style-name="ro1" table:number-rows-repeated="1048569">
          <table:table-cell table:number-columns-repeated="5"/>
        </table:table-row>
        <table:table-row table:style-name="ro1">
          <table:table-cell table:number-columns-repeated="5"/>
        </table:table-row>
      </table:table>
      <table:table table:name="Sources" table:style-name="ta1">
        <table:table-column table:style-name="co1" table:default-cell-style-name="Default"/>
        <table:table-row table:style-name="ro4">
          <table:table-cell table:style-name="ce4" office:value-type="string" calcext:value-type="string">
            <text:p>Sources</text:p>
          </table:table-cell>
        </table:table-row>
        <table:table-row table:style-name="ro1">
          <table:table-cell/>
        </table:table-row>
        <table:table-row table:style-name="ro1">
          <table:table-cell office:value-type="string" calcext:value-type="string">
            <text:p>https://www.skatteverket.se/privat/skatter/beloppochprocent/2022.4.339cd9fe17d1714c0774742.html</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US" style:font-name-asian="MS PGothic" style:language-asian="ja" style:country-asian="JP" style:font-name-complex="Ari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4T07:16:19.635000000</meta:creation-date>
    <dc:date>2024-05-04T08:26:18.226000000</dc:date>
    <meta:editing-duration>PT11M56S</meta:editing-duration>
    <meta:editing-cycles>2</meta:editing-cycles>
    <meta:generator>Neat_Office/6.2.8.2$Windows_x86 LibreOffice_project/</meta:generator>
    <meta:document-statistic meta:table-count="4" meta:cell-count="529" meta:object-count="0"/>
    <meta:user-defined meta:name="ProgId">Excel.Sheet</meta:user-defined>
  </office:meta>
</office:document-meta>
</file>